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2in"/>
    </style:style>
    <style:style style:name="co2" style:family="table-column">
      <style:table-column-properties fo:break-before="auto" style:column-width="1.172in"/>
    </style:style>
    <style:style style:name="co3" style:family="table-column">
      <style:table-column-properties fo:break-before="auto" style:column-width="1.3854in"/>
    </style:style>
    <style:style style:name="co4" style:family="table-column">
      <style:table-column-properties fo:break-before="auto" style:column-width="1.8772in"/>
    </style:style>
    <style:style style:name="co5" style:family="table-column">
      <style:table-column-properties fo:break-before="auto" style:column-width="1.1429in"/>
    </style:style>
    <style:style style:name="co6" style:family="table-column">
      <style:table-column-properties fo:break-before="auto" style:column-width="1.3799in"/>
    </style:style>
    <style:style style:name="co7" style:family="table-column">
      <style:table-column-properties fo:break-before="auto" style:column-width="1.1783in"/>
    </style:style>
    <style:style style:name="co8" style:family="table-column">
      <style:table-column-properties fo:break-before="auto" style:column-width="1.4272in"/>
    </style:style>
    <style:style style:name="co9" style:family="table-column">
      <style:table-column-properties fo:break-before="auto" style:column-width="1.1547in"/>
    </style:style>
    <style:style style:name="co10" style:family="table-column">
      <style:table-column-properties fo:break-before="auto" style:column-width="1.398in"/>
    </style:style>
    <style:style style:name="co11" style:family="table-column">
      <style:table-column-properties fo:break-before="auto" style:column-width="1.859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row table:style-name="ro1">
          <table:table-cell table:style-name="ce1" office:value-type="string" calcext:value-type="string">
            <text:p>Threshold: 10 dB below main</text:p>
          </table:table-cell>
          <table:table-cell table:number-columns-repeated="2"/>
          <table:table-cell table:style-name="ce1" office:value-type="string" calcext:value-type="string">
            <text:p>Beam 1</text:p>
          </table:table-cell>
          <table:table-cell table:number-columns-repeated="2"/>
          <table:table-cell table:style-name="ce1" office:value-type="string" calcext:value-type="string">
            <text:p>Beam 2</text:p>
          </table:table-cell>
          <table:table-cell table:number-columns-repeated="2"/>
          <table:table-cell table:style-name="ce1" office:value-type="string" calcext:value-type="string">
            <text:p>Beam 3</text:p>
          </table:table-cell>
          <table:table-cell table:number-columns-repeated="2"/>
          <table:table-cell table:style-name="ce1" office:value-type="string" calcext:value-type="string">
            <text:p>Beam 4</text:p>
          </table:table-cell>
          <table:table-cell table:number-columns-repeated="2"/>
          <table:table-cell table:style-name="ce1" office:value-type="string" calcext:value-type="string">
            <text:p>Beam 5</text:p>
          </table:table-cell>
          <table:table-cell table:number-columns-repeated="2"/>
          <table:table-cell table:style-name="ce1" office:value-type="string" calcext:value-type="string">
            <text:p>Beam 7 (on the odd sid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antennas</text:p>
          </table:table-cell>
          <table:table-cell office:value-type="string" calcext:value-type="string">
            <text:p>Frequency [GHz]</text:p>
          </table:table-cell>
          <table:table-cell office:value-type="string" calcext:value-type="string">
            <text:p>Phase Shift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3]+0.1" office:value-type="float" office:value="0.1" calcext:value-type="float">
            <text:p>0.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4]+0.1" office:value-type="float" office:value="0.2" calcext:value-type="float">
            <text:p>0.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5]+0.1" office:value-type="float" office:value="0.3" calcext:value-type="float">
            <text:p>0.3</text:p>
          </table:table-cell>
          <table:table-cell office:value-type="float" office:value="0.148352986419518" calcext:value-type="float">
            <text:p>0.148352986419518</text:p>
          </table:table-cell>
          <table:table-cell office:value-type="float" office:value="-0.915033829783679" calcext:value-type="float">
            <text:p>-0.915033829783679</text:p>
          </table:table-cell>
          <table:table-cell table:formula="of:=0.3/(2*3.14159*[.B6]*0.08)*[.C6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]*0.08)*[.C6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]*0.08)*[.C6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]*0.08)*[.C6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6]*0.08)*[.F6]" office:value-type="float" office:value="-0.0973209613677379" calcext:value-type="float">
            <text:p>-0.097320961367737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]*0.08)*[.C6]" office:value-type="float" office:value="0.149207885179161" calcext:value-type="float">
            <text:p>0.1492078851791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6]+0.1" office:value-type="float" office:value="0.4" calcext:value-type="float">
            <text:p>0.4</text:p>
          </table:table-cell>
          <table:table-cell office:value-type="float" office:value="0.200712863979348" calcext:value-type="float">
            <text:p>0.200712863979348</text:p>
          </table:table-cell>
          <table:table-cell office:value-type="float" office:value="-0.885124050694168" calcext:value-type="float">
            <text:p>-0.885124050694168</text:p>
          </table:table-cell>
          <table:table-cell table:formula="of:=0.3/(2*3.14159*[.B7]*0.08)*[.C7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]*0.08)*[.C7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]*0.08)*[.C7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]*0.08)*[.C7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7]*0.08)*[.F7]" office:value-type="float" office:value="-0.134146126265142" calcext:value-type="float">
            <text:p>-0.13414612626514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]*0.08)*[.C7]" office:value-type="float" office:value="0.198943846905548" calcext:value-type="float">
            <text:p>0.1989438469055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7]+0.1" office:value-type="float" office:value="0.5" calcext:value-type="float">
            <text:p>0.5</text:p>
          </table:table-cell>
          <table:table-cell office:value-type="float" office:value="0.250163859452521" calcext:value-type="float">
            <text:p>0.250163859452521</text:p>
          </table:table-cell>
          <table:table-cell office:value-type="float" office:value="-0.897824341184909" calcext:value-type="float">
            <text:p>-0.897824341184909</text:p>
          </table:table-cell>
          <table:table-cell table:formula="of:=0.3/(2*3.14159*[.B8]*0.08)*[.C8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]*0.08)*[.C8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]*0.08)*[.C8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]*0.08)*[.C8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8]*0.08)*[.F8]" office:value-type="float" office:value="-0.165310681079374" calcext:value-type="float">
            <text:p>-0.16531068107937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]*0.08)*[.C8]" office:value-type="float" office:value="0.248679808631935" calcext:value-type="float">
            <text:p>0.248679808631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8]+0.1" office:value-type="float" office:value="0.6" calcext:value-type="float">
            <text:p>0.6</text:p>
          </table:table-cell>
          <table:table-cell office:value-type="float" office:value="0.305432619099008" calcext:value-type="float">
            <text:p>0.305432619099008</text:p>
          </table:table-cell>
          <table:table-cell office:value-type="float" office:value="-0.895845662870271" calcext:value-type="float">
            <text:p>-0.895845662870271</text:p>
          </table:table-cell>
          <table:table-cell table:formula="of:=0.3/(2*3.14159*[.B9]*0.08)*[.C9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9]*0.08)*[.C9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9]*0.08)*[.C9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9]*0.08)*[.C9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9]*0.08)*[.F9]" office:value-type="float" office:value="-0.198810968651073" calcext:value-type="float">
            <text:p>-0.19881096865107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9]*0.08)*[.C9]" office:value-type="float" office:value="0.298415770358322" calcext:value-type="float">
            <text:p>0.298415770358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9]+0.1" office:value-type="float" office:value="0.7" calcext:value-type="float">
            <text:p>0.7</text:p>
          </table:table-cell>
          <table:table-cell office:value-type="float" office:value="0.35488361457218" calcext:value-type="float">
            <text:p>0.35488361457218</text:p>
          </table:table-cell>
          <table:table-cell office:value-type="float" office:value="-0.9274704211199" calcext:value-type="float">
            <text:p>-0.9274704211199</text:p>
          </table:table-cell>
          <table:table-cell table:formula="of:=0.3/(2*3.14159*[.B10]*0.08)*[.C10]" office:value-type="float" office:value="0.348151732084709" calcext:value-type="float">
            <text:p>0.34815173208470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0]*0.08)*[.C10]" office:value-type="float" office:value="0.348151732084709" calcext:value-type="float">
            <text:p>0.34815173208470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0]*0.08)*[.C10]" office:value-type="float" office:value="0.348151732084709" calcext:value-type="float">
            <text:p>0.34815173208470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0]*0.08)*[.C10]" office:value-type="float" office:value="0.348151732084709" calcext:value-type="float">
            <text:p>0.34815173208470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0]*0.08)*[.F10]" office:value-type="float" office:value="-0.224037263002291" calcext:value-type="float">
            <text:p>-0.22403726300229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0]*0.08)*[.C10]" office:value-type="float" office:value="0.348151732084709" calcext:value-type="float">
            <text:p>0.3481517320847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0]+0.1" office:value-type="float" office:value="0.8" calcext:value-type="float">
            <text:p>0.8</text:p>
          </table:table-cell>
          <table:table-cell office:value-type="float" office:value="0.410152374218667" calcext:value-type="float">
            <text:p>0.410152374218667</text:p>
          </table:table-cell>
          <table:table-cell office:value-type="float" office:value="-0.959081418521461" calcext:value-type="float">
            <text:p>-0.959081418521461</text:p>
          </table:table-cell>
          <table:table-cell table:formula="of:=0.3/(2*3.14159*[.B11]*0.08)*[.C11]" office:value-type="float" office:value="0.397887693811096" calcext:value-type="float">
            <text:p>0.39788769381109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1]*0.08)*[.C11]" office:value-type="float" office:value="0.397887693811096" calcext:value-type="float">
            <text:p>0.39788769381109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1]*0.08)*[.C11]" office:value-type="float" office:value="0.397887693811096" calcext:value-type="float">
            <text:p>0.39788769381109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1]*0.08)*[.C11]" office:value-type="float" office:value="0.397887693811096" calcext:value-type="float">
            <text:p>0.39788769381109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1]*0.08)*[.F11]" office:value-type="float" office:value="-0.247603509716161" calcext:value-type="float">
            <text:p>-0.247603509716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1]*0.08)*[.C11]" office:value-type="float" office:value="0.397887693811096" calcext:value-type="float">
            <text:p>0.3978876938110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1]+0.1" office:value-type="float" office:value="0.9" calcext:value-type="float">
            <text:p>0.9</text:p>
          </table:table-cell>
          <table:table-cell office:value-type="float" office:value="0.465421133865154" calcext:value-type="float">
            <text:p>0.465421133865154</text:p>
          </table:table-cell>
          <table:table-cell office:value-type="float" office:value="-1.018839247116" calcext:value-type="float">
            <text:p>-1.018839247116</text:p>
          </table:table-cell>
          <table:table-cell table:formula="of:=0.3/(2*3.14159*[.B12]*0.08)*[.C12]" office:value-type="float" office:value="0.447623655537483" calcext:value-type="float">
            <text:p>0.4476236555374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]*0.08)*[.C12]" office:value-type="float" office:value="0.447623655537483" calcext:value-type="float">
            <text:p>0.4476236555374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]*0.08)*[.C12]" office:value-type="float" office:value="0.447623655537483" calcext:value-type="float">
            <text:p>0.4476236555374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]*0.08)*[.C12]" office:value-type="float" office:value="0.447623655537483" calcext:value-type="float">
            <text:p>0.4476236555374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2]*0.08)*[.F12]" office:value-type="float" office:value="-0.262215964640038" calcext:value-type="float">
            <text:p>-0.26221596464003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]*0.08)*[.C12]" office:value-type="float" office:value="0.447623655537483" calcext:value-type="float">
            <text:p>0.4476236555374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2]+0.1" office:value-type="float" office:value="1" calcext:value-type="float">
            <text:p>1</text:p>
          </table:table-cell>
          <table:table-cell office:value-type="float" office:value="0.523598775598299" calcext:value-type="float">
            <text:p>0.523598775598299</text:p>
          </table:table-cell>
          <table:table-cell office:value-type="float" office:value="-1.08526902275144" calcext:value-type="float">
            <text:p>-1.08526902275144</text:p>
          </table:table-cell>
          <table:table-cell table:formula="of:=0.3/(2*3.14159*[.B13]*0.08)*[.C13]" office:value-type="float" office:value="0.49735961726387" calcext:value-type="float">
            <text:p>0.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3]*0.08)*[.C13]" office:value-type="float" office:value="0.49735961726387" calcext:value-type="float">
            <text:p>0.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3]*0.08)*[.C13]" office:value-type="float" office:value="0.49735961726387" calcext:value-type="float">
            <text:p>0.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3]*0.08)*[.C13]" office:value-type="float" office:value="0.49735961726387" calcext:value-type="float">
            <text:p>0.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3]*0.08)*[.F13]" office:value-type="float" office:value="-0.273517349559346" calcext:value-type="float">
            <text:p>-0.27351734955934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3]*0.08)*[.C13]" office:value-type="float" office:value="0.49735961726387" calcext:value-type="float">
            <text:p>0.49735961726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3]+0.1" office:value-type="float" office:value="1.1" calcext:value-type="float">
            <text:p>1.1</text:p>
          </table:table-cell>
          <table:table-cell office:value-type="float" office:value="0.581776417331443" calcext:value-type="float">
            <text:p>0.581776417331443</text:p>
          </table:table-cell>
          <table:table-cell office:value-type="float" office:value="-1.1649804947988" calcext:value-type="float">
            <text:p>-1.1649804947988</text:p>
          </table:table-cell>
          <table:table-cell table:formula="of:=0.3/(2*3.14159*[.B14]*0.08)*[.C14]" office:value-type="float" office:value="0.547095578990257" calcext:value-type="float">
            <text:p>0.5470955789902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4]*0.08)*[.C14]" office:value-type="float" office:value="0.547095578990257" calcext:value-type="float">
            <text:p>0.5470955789902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4]*0.08)*[.C14]" office:value-type="float" office:value="0.547095578990257" calcext:value-type="float">
            <text:p>0.5470955789902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4]*0.08)*[.C14]" office:value-type="float" office:value="0.547095578990257" calcext:value-type="float">
            <text:p>0.5470955789902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4]*0.08)*[.F14]" office:value-type="float" office:value="-0.2802827161363" calcext:value-type="float">
            <text:p>-0.280282716136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4]*0.08)*[.C14]" office:value-type="float" office:value="0.547095578990257" calcext:value-type="float">
            <text:p>0.5470955789902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4]+0.1" office:value-type="float" office:value="1.2" calcext:value-type="float">
            <text:p>1.2</text:p>
          </table:table-cell>
          <table:table-cell office:value-type="float" office:value="0.642862941151245" calcext:value-type="float">
            <text:p>0.642862941151245</text:p>
          </table:table-cell>
          <table:table-cell office:value-type="float" office:value="-1.25935133599659" calcext:value-type="float">
            <text:p>-1.25935133599659</text:p>
          </table:table-cell>
          <table:table-cell table:formula="of:=0.3/(2*3.14159*[.B15]*0.08)*[.C15]" office:value-type="float" office:value="0.596831540716644" calcext:value-type="float">
            <text:p>0.59683154071664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5]*0.08)*[.C15]" office:value-type="float" office:value="0.596831540716644" calcext:value-type="float">
            <text:p>0.59683154071664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5]*0.08)*[.C15]" office:value-type="float" office:value="0.596831540716644" calcext:value-type="float">
            <text:p>0.59683154071664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5]*0.08)*[.C15]" office:value-type="float" office:value="0.596831540716644" calcext:value-type="float">
            <text:p>0.59683154071664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5]*0.08)*[.F15]" office:value-type="float" office:value="-0.282850287932014" calcext:value-type="float">
            <text:p>-0.28285028793201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5]*0.08)*[.C15]" office:value-type="float" office:value="0.596831540716644" calcext:value-type="float">
            <text:p>0.5968315407166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5]+0.1" office:value-type="float" office:value="1.3" calcext:value-type="float">
            <text:p>1.3</text:p>
          </table:table-cell>
          <table:table-cell office:value-type="float" office:value="0.709767229144361" calcext:value-type="float">
            <text:p>0.709767229144361</text:p>
          </table:table-cell>
          <table:table-cell office:value-type="float" office:value="-1.3673199762657" calcext:value-type="float">
            <text:p>-1.3673199762657</text:p>
          </table:table-cell>
          <table:table-cell table:formula="of:=0.3/(2*3.14159*[.B16]*0.08)*[.C16]" office:value-type="float" office:value="0.646567502443031" calcext:value-type="float">
            <text:p>0.64656750244303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6]*0.08)*[.C16]" office:value-type="float" office:value="0.646567502443031" calcext:value-type="float">
            <text:p>0.64656750244303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6]*0.08)*[.C16]" office:value-type="float" office:value="0.646567502443031" calcext:value-type="float">
            <text:p>0.64656750244303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6]*0.08)*[.C16]" office:value-type="float" office:value="0.646567502443031" calcext:value-type="float">
            <text:p>0.64656750244303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6]*0.08)*[.F16]" office:value-type="float" office:value="-0.282224998799695" calcext:value-type="float">
            <text:p>-0.28222499879969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6]*0.08)*[.C16]" office:value-type="float" office:value="0.646567502443031" calcext:value-type="float">
            <text:p>0.6465675024430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6]+0.1" office:value-type="float" office:value="1.4" calcext:value-type="float">
            <text:p>1.4</text:p>
          </table:table-cell>
          <table:table-cell office:value-type="float" office:value="0.779580399224134" calcext:value-type="float">
            <text:p>0.779580399224134</text:p>
          </table:table-cell>
          <table:table-cell office:value-type="float" office:value="-1.52059716845729" calcext:value-type="float">
            <text:p>-1.52059716845729</text:p>
          </table:table-cell>
          <table:table-cell table:formula="of:=0.3/(2*3.14159*[.B17]*0.08)*[.C17]" office:value-type="float" office:value="0.696303464169418" calcext:value-type="float">
            <text:p>0.6963034641694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7]*0.08)*[.C17]" office:value-type="float" office:value="0.696303464169418" calcext:value-type="float">
            <text:p>0.6963034641694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7]*0.08)*[.C17]" office:value-type="float" office:value="0.696303464169418" calcext:value-type="float">
            <text:p>0.6963034641694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7]*0.08)*[.C17]" office:value-type="float" office:value="0.696303464169418" calcext:value-type="float">
            <text:p>0.6963034641694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7]*0.08)*[.F17]" office:value-type="float" office:value="-0.273297805590542" calcext:value-type="float">
            <text:p>-0.27329780559054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7]*0.08)*[.C17]" office:value-type="float" office:value="0.696303464169418" calcext:value-type="float">
            <text:p>0.6963034641694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7]+0.1" office:value-type="float" office:value="1.5" calcext:value-type="float">
            <text:p>1.5</text:p>
          </table:table-cell>
          <table:table-cell office:value-type="float" office:value="0.855211333477221" calcext:value-type="float">
            <text:p>0.855211333477221</text:p>
          </table:table-cell>
          <table:table-cell office:value-type="float" office:value="-1.72751914110133" calcext:value-type="float">
            <text:p>-1.72751914110133</text:p>
          </table:table-cell>
          <table:table-cell table:formula="of:=0.3/(2*3.14159*[.B18]*0.08)*[.C18]" office:value-type="float" office:value="0.746039425895805" calcext:value-type="float">
            <text:p>0.74603942589580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8]*0.08)*[.C18]" office:value-type="float" office:value="0.746039425895805" calcext:value-type="float">
            <text:p>0.74603942589580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8]*0.08)*[.C18]" office:value-type="float" office:value="0.746039425895805" calcext:value-type="float">
            <text:p>0.74603942589580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8]*0.08)*[.C18]" office:value-type="float" office:value="0.746039425895805" calcext:value-type="float">
            <text:p>0.74603942589580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8]*0.08)*[.F18]" office:value-type="float" office:value="-0.257745254104039" calcext:value-type="float">
            <text:p>-0.2577452541040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8]*0.08)*[.C18]" office:value-type="float" office:value="0.746039425895805" calcext:value-type="float">
            <text:p>0.7460394258958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8]+0.1" office:value-type="float" office:value="1.6" calcext:value-type="float">
            <text:p>1.6</text:p>
          </table:table-cell>
          <table:table-cell office:value-type="float" office:value="0.939568913990281" calcext:value-type="float">
            <text:p>0.939568913990281</text:p>
          </table:table-cell>
          <table:table-cell office:value-type="float" office:value="-2.04638509537864" calcext:value-type="float">
            <text:p>-2.04638509537864</text:p>
          </table:table-cell>
          <table:table-cell table:formula="of:=0.3/(2*3.14159*[.B19]*0.08)*[.C19]" office:value-type="float" office:value="0.795775387622192" calcext:value-type="float">
            <text:p>0.79577538762219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9]*0.08)*[.C19]" office:value-type="float" office:value="0.795775387622192" calcext:value-type="float">
            <text:p>0.79577538762219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9]*0.08)*[.C19]" office:value-type="float" office:value="0.795775387622192" calcext:value-type="float">
            <text:p>0.79577538762219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9]*0.08)*[.C19]" office:value-type="float" office:value="0.795775387622192" calcext:value-type="float">
            <text:p>0.79577538762219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9]*0.08)*[.F19]" office:value-type="float" office:value="-0.232089185819182" calcext:value-type="float">
            <text:p>-0.23208918581918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9]*0.08)*[.C19]" office:value-type="float" office:value="0.795775387622192" calcext:value-type="float">
            <text:p>0.7957753876221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9]+0.1" office:value-type="float" office:value="1.7" calcext:value-type="float">
            <text:p>1.7</text:p>
          </table:table-cell>
          <table:table-cell office:value-type="float" office:value="1.03556202284997" calcext:value-type="float">
            <text:p>1.03556202284997</text:p>
          </table:table-cell>
          <table:table-cell office:value-type="float" office:value="-2.50211105083715" calcext:value-type="float">
            <text:p>-2.50211105083715</text:p>
          </table:table-cell>
          <table:table-cell table:formula="of:=0.3/(2*3.14159*[.B20]*0.08)*[.C20]" office:value-type="float" office:value="0.845511349348578" calcext:value-type="float">
            <text:p>0.84551134934857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0]*0.08)*[.C20]" office:value-type="float" office:value="0.845511349348578" calcext:value-type="float">
            <text:p>0.84551134934857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0]*0.08)*[.C20]" office:value-type="float" office:value="0.845511349348578" calcext:value-type="float">
            <text:p>0.84551134934857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0]*0.08)*[.C20]" office:value-type="float" office:value="0.845511349348578" calcext:value-type="float">
            <text:p>0.84551134934857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20]*0.08)*[.F20]" office:value-type="float" office:value="-0.201680833133399" calcext:value-type="float">
            <text:p>-0.20168083313339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0]*0.08)*[.C20]" office:value-type="float" office:value="0.845511349348578" calcext:value-type="float">
            <text:p>0.8455113493485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20]+0.1" office:value-type="float" office:value="1.8" calcext:value-type="float">
            <text:p>1.8</text:p>
          </table:table-cell>
          <table:table-cell office:value-type="float" office:value="1.16355283466289" calcext:value-type="float">
            <text:p>1.16355283466289</text:p>
          </table:table-cell>
          <table:table-cell office:value-type="float" office:value="-3.19310156663647" calcext:value-type="float">
            <text:p>-3.19310156663647</text:p>
          </table:table-cell>
          <table:table-cell table:formula="of:=0.3/(2*3.14159*[.B21]*0.08)*[.C21]" office:value-type="float" office:value="0.895247311074966" calcext:value-type="float">
            <text:p>0.89524731107496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1]*0.08)*[.C21]" office:value-type="float" office:value="0.895247311074966" calcext:value-type="float">
            <text:p>0.89524731107496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1]*0.08)*[.C21]" office:value-type="float" office:value="0.895247311074966" calcext:value-type="float">
            <text:p>0.89524731107496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1]*0.08)*[.C21]" office:value-type="float" office:value="0.895247311074966" calcext:value-type="float">
            <text:p>0.89524731107496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21]*0.08)*[.F21]" office:value-type="float" office:value="-0.167333177739828" calcext:value-type="float">
            <text:p>-0.16733317773982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1]*0.08)*[.C21]" office:value-type="float" office:value="0.895247311074966" calcext:value-type="float">
            <text:p>0.8952473110749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21]+0.1" office:value-type="float" office:value="1.9" calcext:value-type="float">
            <text:p>1.9</text:p>
          </table:table-cell>
          <table:table-cell office:value-type="float" office:value="1.40208116576878" calcext:value-type="float">
            <text:p>1.40208116576878</text:p>
          </table:table-cell>
          <table:table-cell office:value-type="float" office:value="-4.16062613498395" calcext:value-type="float">
            <text:p>-4.16062613498395</text:p>
          </table:table-cell>
          <table:table-cell table:formula="of:=0.3/(2*3.14159*[.B22]*0.08)*[.C22]" office:value-type="float" office:value="0.944983272801352" calcext:value-type="float">
            <text:p>0.9449832728013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2]*0.08)*[.C22]" office:value-type="float" office:value="0.944983272801352" calcext:value-type="float">
            <text:p>0.9449832728013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2]*0.08)*[.C22]" office:value-type="float" office:value="0.944983272801352" calcext:value-type="float">
            <text:p>0.9449832728013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2]*0.08)*[.C22]" office:value-type="float" office:value="0.944983272801352" calcext:value-type="float">
            <text:p>0.9449832728013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22]*0.08)*[.F22]" office:value-type="float" office:value="-0.135555516011213" calcext:value-type="float">
            <text:p>-0.1355555160112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2]*0.08)*[.C22]" office:value-type="float" office:value="0.944983272801352" calcext:value-type="float">
            <text:p>0.9449832728013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22]+0.1" office:value-type="float" office:value="2" calcext:value-type="float">
            <text:p>2</text:p>
          </table:table-cell>
          <table:table-cell office:value-type="float" office:value="1.46898545376189" calcext:value-type="float">
            <text:p>1.46898545376189</text:p>
          </table:table-cell>
          <table:table-cell office:value-type="float" office:value="-5.60075891005547" calcext:value-type="float">
            <text:p>-5.60075891005547</text:p>
          </table:table-cell>
          <table:table-cell table:formula="of:=0.3/(2*3.14159*[.B23]*0.08)*[.C23]" office:value-type="float" office:value="0.994719234527739" calcext:value-type="float">
            <text:p>0.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3]*0.08)*[.C23]" office:value-type="float" office:value="0.994719234527739" calcext:value-type="float">
            <text:p>0.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3]*0.08)*[.C23]" office:value-type="float" office:value="0.994719234527739" calcext:value-type="float">
            <text:p>0.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3]*0.08)*[.C23]" office:value-type="float" office:value="0.994719234527739" calcext:value-type="float">
            <text:p>0.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23]*0.08)*[.F23]" office:value-type="float" office:value="-0.105999887311306" calcext:value-type="float">
            <text:p>-0.10599988731130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3]*0.08)*[.C23]" office:value-type="float" office:value="0.994719234527739" calcext:value-type="float">
            <text:p>0.994719234527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4]+0.1" office:value-type="float" office:value="0.1" calcext:value-type="float">
            <text:p>0.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5]+0.1" office:value-type="float" office:value="0.2" calcext:value-type="float">
            <text:p>0.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6]+0.1" office:value-type="float" office:value="0.3" calcext:value-type="float">
            <text:p>0.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7]+0.1" office:value-type="float" office:value="0.4" calcext:value-type="float">
            <text:p>0.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8]+0.1" office:value-type="float" office:value="0.5" calcext:value-type="float">
            <text:p>0.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9]+0.1" office:value-type="float" office:value="0.6" calcext:value-type="float">
            <text:p>0.6</text:p>
          </table:table-cell>
          <table:table-cell office:value-type="float" office:value="0.0989019909463453" calcext:value-type="float">
            <text:p>0.0989019909463453</text:p>
          </table:table-cell>
          <table:table-cell office:value-type="float" office:value="-0.338243601247765" calcext:value-type="float">
            <text:p>-0.338243601247765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0]+0.1" office:value-type="float" office:value="0.7" calcext:value-type="float">
            <text:p>0.7</text:p>
          </table:table-cell>
          <table:table-cell office:value-type="float" office:value="0.116355283466289" calcext:value-type="float">
            <text:p>0.116355283466289</text:p>
          </table:table-cell>
          <table:table-cell office:value-type="float" office:value="-0.267508521704051" calcext:value-type="float">
            <text:p>-0.267508521704051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1]+0.1" office:value-type="float" office:value="0.8" calcext:value-type="float">
            <text:p>0.8</text:p>
          </table:table-cell>
          <table:table-cell office:value-type="float" office:value="0.133808575986232" calcext:value-type="float">
            <text:p>0.133808575986232</text:p>
          </table:table-cell>
          <table:table-cell office:value-type="float" office:value="-0.278139888947624" calcext:value-type="float">
            <text:p>-0.278139888947624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2]+0.1" office:value-type="float" office:value="0.9" calcext:value-type="float">
            <text:p>0.9</text:p>
          </table:table-cell>
          <table:table-cell office:value-type="float" office:value="0.145444104332861" calcext:value-type="float">
            <text:p>0.145444104332861</text:p>
          </table:table-cell>
          <table:table-cell office:value-type="float" office:value="-0.269381008246737" calcext:value-type="float">
            <text:p>-0.269381008246737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3]+0.1" office:value-type="float" office:value="1" calcext:value-type="float">
            <text:p>1</text:p>
          </table:table-cell>
          <table:table-cell office:value-type="float" office:value="0.162897396852804" calcext:value-type="float">
            <text:p>0.162897396852804</text:p>
          </table:table-cell>
          <table:table-cell office:value-type="float" office:value="-0.32638518970487" calcext:value-type="float">
            <text:p>-0.32638518970487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4]+0.1" office:value-type="float" office:value="1.1" calcext:value-type="float">
            <text:p>1.1</text:p>
          </table:table-cell>
          <table:table-cell office:value-type="float" office:value="0.165806278939461" calcext:value-type="float">
            <text:p>0.165806278939461</text:p>
          </table:table-cell>
          <table:table-cell office:value-type="float" office:value="-0.339799768520035" calcext:value-type="float">
            <text:p>-0.339799768520035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5]+0.1" office:value-type="float" office:value="1.2" calcext:value-type="float">
            <text:p>1.2</text:p>
          </table:table-cell>
          <table:table-cell office:value-type="float" office:value="0.183259571459405" calcext:value-type="float">
            <text:p>0.183259571459405</text:p>
          </table:table-cell>
          <table:table-cell office:value-type="float" office:value="-0.408942203423552" calcext:value-type="float">
            <text:p>-0.408942203423552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  <table:table-cell office:value-type="float" office:value="-0.983202145290139" calcext:value-type="float">
            <text:p>-0.983202145290139</text:p>
          </table:table-cell>
          <table:table-cell office:value-type="float" office:value="-9.88397564592702" calcext:value-type="float">
            <text:p>-9.88397564592702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6]+0.1" office:value-type="float" office:value="1.3" calcext:value-type="float">
            <text:p>1.3</text:p>
          </table:table-cell>
          <table:table-cell office:value-type="float" office:value="0.197803981892691" calcext:value-type="float">
            <text:p>0.197803981892691</text:p>
          </table:table-cell>
          <table:table-cell office:value-type="float" office:value="-0.452924195345663" calcext:value-type="float">
            <text:p>-0.452924195345663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  <table:table-cell office:value-type="float" office:value="-0.957022206510224" calcext:value-type="float">
            <text:p>-0.957022206510224</text:p>
          </table:table-cell>
          <table:table-cell office:value-type="float" office:value="-9.08598791298798" calcext:value-type="float">
            <text:p>-9.08598791298798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7]+0.1" office:value-type="float" office:value="1.4" calcext:value-type="float">
            <text:p>1.4</text:p>
          </table:table-cell>
          <table:table-cell office:value-type="float" office:value="0.215257274412634" calcext:value-type="float">
            <text:p>0.215257274412634</text:p>
          </table:table-cell>
          <table:table-cell office:value-type="float" office:value="-0.535556077060488" calcext:value-type="float">
            <text:p>-0.535556077060488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  <table:table-cell office:value-type="float" office:value="-0.927933385643652" calcext:value-type="float">
            <text:p>-0.927933385643652</text:p>
          </table:table-cell>
          <table:table-cell office:value-type="float" office:value="-8.39786706523089" calcext:value-type="float">
            <text:p>-8.39786706523089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8]+0.1" office:value-type="float" office:value="1.5" calcext:value-type="float">
            <text:p>1.5</text:p>
          </table:table-cell>
          <table:table-cell office:value-type="float" office:value="0.250163859452521" calcext:value-type="float">
            <text:p>0.250163859452521</text:p>
          </table:table-cell>
          <table:table-cell office:value-type="float" office:value="-0.591208984910284" calcext:value-type="float">
            <text:p>-0.591208984910284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  <table:table-cell office:value-type="float" office:value="-0.904662328950394" calcext:value-type="float">
            <text:p>-0.904662328950394</text:p>
          </table:table-cell>
          <table:table-cell office:value-type="float" office:value="-7.77157359811704" calcext:value-type="float">
            <text:p>-7.77157359811704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9]+0.1" office:value-type="float" office:value="1.6" calcext:value-type="float">
            <text:p>1.6</text:p>
          </table:table-cell>
          <table:table-cell office:value-type="float" office:value="0.267617151972464" calcext:value-type="float">
            <text:p>0.267617151972464</text:p>
          </table:table-cell>
          <table:table-cell office:value-type="float" office:value="-0.681474852316827" calcext:value-type="float">
            <text:p>-0.681474852316827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  <table:table-cell office:value-type="float" office:value="-0.878482390170479" calcext:value-type="float">
            <text:p>-0.878482390170479</text:p>
          </table:table-cell>
          <table:table-cell office:value-type="float" office:value="-7.24189985463762" calcext:value-type="float">
            <text:p>-7.24189985463762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40]+0.1" office:value-type="float" office:value="1.7" calcext:value-type="float">
            <text:p>1.7</text:p>
          </table:table-cell>
          <table:table-cell office:value-type="float" office:value="0.285070444492407" calcext:value-type="float">
            <text:p>0.285070444492407</text:p>
          </table:table-cell>
          <table:table-cell office:value-type="float" office:value="-0.746102831419285" calcext:value-type="float">
            <text:p>-0.746102831419285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  <table:table-cell office:value-type="float" office:value="-0.855211333477221" calcext:value-type="float">
            <text:p>-0.855211333477221</text:p>
          </table:table-cell>
          <table:table-cell office:value-type="float" office:value="-6.74264827942122" calcext:value-type="float">
            <text:p>-6.74264827942122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41]+0.1" office:value-type="float" office:value="1.8" calcext:value-type="float">
            <text:p>1.8</text:p>
          </table:table-cell>
          <table:table-cell office:value-type="float" office:value="0.30252373701235" calcext:value-type="float">
            <text:p>0.30252373701235</text:p>
          </table:table-cell>
          <table:table-cell office:value-type="float" office:value="-0.847588659243957" calcext:value-type="float">
            <text:p>-0.847588659243957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  <table:table-cell office:value-type="float" office:value="-0.829031394697307" calcext:value-type="float">
            <text:p>-0.829031394697307</text:p>
          </table:table-cell>
          <table:table-cell office:value-type="float" office:value="-6.29706608608621" calcext:value-type="float">
            <text:p>-6.29706608608621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42]+0.1" office:value-type="float" office:value="1.9" calcext:value-type="float">
            <text:p>1.9</text:p>
          </table:table-cell>
          <table:table-cell office:value-type="float" office:value="0.319977029532294" calcext:value-type="float">
            <text:p>0.319977029532294</text:p>
          </table:table-cell>
          <table:table-cell office:value-type="float" office:value="-0.920523316838809" calcext:value-type="float">
            <text:p>-0.920523316838809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  <table:table-cell office:value-type="float" office:value="-0.805760338004049" calcext:value-type="float">
            <text:p>-0.805760338004049</text:p>
          </table:table-cell>
          <table:table-cell office:value-type="float" office:value="-5.87170174362245" calcext:value-type="float">
            <text:p>-5.87170174362245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43]+0.1" office:value-type="float" office:value="2" calcext:value-type="float">
            <text:p>2</text:p>
          </table:table-cell>
          <table:table-cell office:value-type="float" office:value="0.337430322052237" calcext:value-type="float">
            <text:p>0.337430322052237</text:p>
          </table:table-cell>
          <table:table-cell office:value-type="float" office:value="-1.03703885153368" calcext:value-type="float">
            <text:p>-1.03703885153368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  <table:table-cell office:value-type="float" office:value="-0.782489281310791" calcext:value-type="float">
            <text:p>-0.782489281310791</text:p>
          </table:table-cell>
          <table:table-cell office:value-type="float" office:value="-5.4965370862486" calcext:value-type="float">
            <text:p>-5.4965370862486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5]*0.08)*[.C45]" office:value-type="float" office:value="0" calcext:value-type="float">
            <text:p>0</text:p>
          </table:table-cell>
          <table:table-cell office:value-type="float" office:value="0.546869832291557" calcext:value-type="float">
            <text:p>0.546869832291557</text:p>
          </table:table-cell>
          <table:table-cell office:value-type="float" office:value="-5.42890692221546" calcext:value-type="float">
            <text:p>-5.42890692221546</text:p>
          </table:table-cell>
          <table:table-cell table:formula="of:=0.3/(2*3.14159*[.B45]*0.08)*[.C45]" office:value-type="float" office:value="0" calcext:value-type="float">
            <text:p>0</text:p>
          </table:table-cell>
          <table:table-cell office:value-type="float" office:value="-0.546869832291557" calcext:value-type="float">
            <text:p>-0.546869832291557</text:p>
          </table:table-cell>
          <table:table-cell office:value-type="float" office:value="-5.42890692221541" calcext:value-type="float">
            <text:p>-5.42890692221541</text:p>
          </table:table-cell>
          <table:table-cell table:formula="of:=0.3/(2*3.14159*[.B45]*0.08)*[.C45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5]*0.08)*[.C45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5]*0.08)*[.C45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5]*0.08)*[.C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45]+0.1" office:value-type="float" office:value="0.1" calcext:value-type="float">
            <text:p>0.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6]*0.08)*[.C46]" office:value-type="float" office:value="0.00828932695439783" calcext:value-type="float">
            <text:p>0.00828932695439783</text:p>
          </table:table-cell>
          <table:table-cell office:value-type="float" office:value="0.555596478551528" calcext:value-type="float">
            <text:p>0.555596478551528</text:p>
          </table:table-cell>
          <table:table-cell office:value-type="float" office:value="-5.76048996764504" calcext:value-type="float">
            <text:p>-5.76048996764504</text:p>
          </table:table-cell>
          <table:table-cell table:formula="of:=0.3/(2*3.14159*[.B46]*0.08)*[.C46]" office:value-type="float" office:value="0.00828932695439783" calcext:value-type="float">
            <text:p>0.00828932695439783</text:p>
          </table:table-cell>
          <table:table-cell office:value-type="float" office:value="-0.538143186031585" calcext:value-type="float">
            <text:p>-0.538143186031585</text:p>
          </table:table-cell>
          <table:table-cell office:value-type="float" office:value="-5.28506063399703" calcext:value-type="float">
            <text:p>-5.28506063399703</text:p>
          </table:table-cell>
          <table:table-cell table:formula="of:=0.3/(2*3.14159*[.B46]*0.08)*[.C46]" office:value-type="float" office:value="0.00828932695439783" calcext:value-type="float">
            <text:p>0.0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6]*0.08)*[.C46]" office:value-type="float" office:value="0.00828932695439783" calcext:value-type="float">
            <text:p>0.0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6]*0.08)*[.C46]" office:value-type="float" office:value="0.00828932695439783" calcext:value-type="float">
            <text:p>0.0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6]*0.08)*[.C46]" office:value-type="float" office:value="0.00828932695439783" calcext:value-type="float">
            <text:p>0.00828932695439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46]+0.1" office:value-type="float" office:value="0.2" calcext:value-type="float">
            <text:p>0.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7]*0.08)*[.C47]" office:value-type="float" office:value="0.0165786539087957" calcext:value-type="float">
            <text:p>0.0165786539087957</text:p>
          </table:table-cell>
          <table:table-cell office:value-type="float" office:value="0.567232006898157" calcext:value-type="float">
            <text:p>0.567232006898157</text:p>
          </table:table-cell>
          <table:table-cell office:value-type="float" office:value="-6.07331875389748" calcext:value-type="float">
            <text:p>-6.07331875389748</text:p>
          </table:table-cell>
          <table:table-cell table:formula="of:=0.3/(2*3.14159*[.B47]*0.08)*[.C47]" office:value-type="float" office:value="0.0165786539087957" calcext:value-type="float">
            <text:p>0.0165786539087957</text:p>
          </table:table-cell>
          <table:table-cell office:value-type="float" office:value="-0.529416539771613" calcext:value-type="float">
            <text:p>-0.529416539771613</text:p>
          </table:table-cell>
          <table:table-cell office:value-type="float" office:value="-5.19809295858997" calcext:value-type="float">
            <text:p>-5.19809295858997</text:p>
          </table:table-cell>
          <table:table-cell table:formula="of:=0.3/(2*3.14159*[.B47]*0.08)*[.C47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7]*0.08)*[.C47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7]*0.08)*[.C47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7]*0.08)*[.C47]" office:value-type="float" office:value="0.0165786539087957" calcext:value-type="float">
            <text:p>0.0165786539087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47]+0.1" office:value-type="float" office:value="0.3" calcext:value-type="float">
            <text:p>0.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8]*0.08)*[.C48]" office:value-type="float" office:value="0.0248679808631935" calcext:value-type="float">
            <text:p>0.0248679808631935</text:p>
          </table:table-cell>
          <table:table-cell office:value-type="float" office:value="0.573049771071471" calcext:value-type="float">
            <text:p>0.573049771071471</text:p>
          </table:table-cell>
          <table:table-cell office:value-type="float" office:value="-6.2540865689403" calcext:value-type="float">
            <text:p>-6.2540865689403</text:p>
          </table:table-cell>
          <table:table-cell table:formula="of:=0.3/(2*3.14159*[.B48]*0.08)*[.C48]" office:value-type="float" office:value="0.0248679808631935" calcext:value-type="float">
            <text:p>0.0248679808631935</text:p>
          </table:table-cell>
          <table:table-cell office:value-type="float" office:value="-0.520689893511642" calcext:value-type="float">
            <text:p>-0.520689893511642</text:p>
          </table:table-cell>
          <table:table-cell office:value-type="float" office:value="-4.93570773715933" calcext:value-type="float">
            <text:p>-4.93570773715933</text:p>
          </table:table-cell>
          <table:table-cell table:formula="of:=0.3/(2*3.14159*[.B48]*0.08)*[.C48]" office:value-type="float" office:value="0.0248679808631935" calcext:value-type="float">
            <text:p>0.0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8]*0.08)*[.C48]" office:value-type="float" office:value="0.0248679808631935" calcext:value-type="float">
            <text:p>0.0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8]*0.08)*[.C48]" office:value-type="float" office:value="0.0248679808631935" calcext:value-type="float">
            <text:p>0.0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8]*0.08)*[.C48]" office:value-type="float" office:value="0.0248679808631935" calcext:value-type="float">
            <text:p>0.0248679808631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48]+0.1" office:value-type="float" office:value="0.4" calcext:value-type="float">
            <text:p>0.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9]*0.08)*[.C49]" office:value-type="float" office:value="0.0331573078175913" calcext:value-type="float">
            <text:p>0.0331573078175913</text:p>
          </table:table-cell>
          <table:table-cell office:value-type="float" office:value="0.5846852994181" calcext:value-type="float">
            <text:p>0.5846852994181</text:p>
          </table:table-cell>
          <table:table-cell office:value-type="float" office:value="-6.72795119213362" calcext:value-type="float">
            <text:p>-6.72795119213362</text:p>
          </table:table-cell>
          <table:table-cell table:formula="of:=0.3/(2*3.14159*[.B49]*0.08)*[.C49]" office:value-type="float" office:value="0.0331573078175913" calcext:value-type="float">
            <text:p>0.0331573078175913</text:p>
          </table:table-cell>
          <table:table-cell office:value-type="float" office:value="-0.509054365165013" calcext:value-type="float">
            <text:p>-0.509054365165013</text:p>
          </table:table-cell>
          <table:table-cell office:value-type="float" office:value="-4.93095828948491" calcext:value-type="float">
            <text:p>-4.93095828948491</text:p>
          </table:table-cell>
          <table:table-cell table:formula="of:=0.3/(2*3.14159*[.B49]*0.08)*[.C49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9]*0.08)*[.C49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9]*0.08)*[.C49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9]*0.08)*[.C49]" office:value-type="float" office:value="0.0331573078175913" calcext:value-type="float">
            <text:p>0.0331573078175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49]+0.1" office:value-type="float" office:value="0.5" calcext:value-type="float">
            <text:p>0.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0]*0.08)*[.C50]" office:value-type="float" office:value="0.0414466347719891" calcext:value-type="float">
            <text:p>0.0414466347719891</text:p>
          </table:table-cell>
          <table:table-cell office:value-type="float" office:value="0.593411945678072" calcext:value-type="float">
            <text:p>0.593411945678072</text:p>
          </table:table-cell>
          <table:table-cell office:value-type="float" office:value="-7.04371121984442" calcext:value-type="float">
            <text:p>-7.04371121984442</text:p>
          </table:table-cell>
          <table:table-cell table:formula="of:=0.3/(2*3.14159*[.B50]*0.08)*[.C50]" office:value-type="float" office:value="0.0414466347719891" calcext:value-type="float">
            <text:p>0.0414466347719891</text:p>
          </table:table-cell>
          <table:table-cell office:value-type="float" office:value="-0.500327718905041" calcext:value-type="float">
            <text:p>-0.500327718905041</text:p>
          </table:table-cell>
          <table:table-cell office:value-type="float" office:value="-4.78359980976115" calcext:value-type="float">
            <text:p>-4.78359980976115</text:p>
          </table:table-cell>
          <table:table-cell table:formula="of:=0.3/(2*3.14159*[.B50]*0.08)*[.C50]" office:value-type="float" office:value="0.0414466347719891" calcext:value-type="float">
            <text:p>0.041446634771989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0]*0.08)*[.C50]" office:value-type="float" office:value="0.0414466347719891" calcext:value-type="float">
            <text:p>0.041446634771989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0]*0.08)*[.C50]" office:value-type="float" office:value="0.0414466347719891" calcext:value-type="float">
            <text:p>0.041446634771989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0]*0.08)*[.C50]" office:value-type="float" office:value="0.0414466347719891" calcext:value-type="float">
            <text:p>0.04144663477198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0]+0.1" office:value-type="float" office:value="0.6" calcext:value-type="float">
            <text:p>0.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1]*0.08)*[.C51]" office:value-type="float" office:value="0.049735961726387" calcext:value-type="float">
            <text:p>0.049735961726387</text:p>
          </table:table-cell>
          <table:table-cell office:value-type="float" office:value="0.605047474024701" calcext:value-type="float">
            <text:p>0.605047474024701</text:p>
          </table:table-cell>
          <table:table-cell office:value-type="float" office:value="-7.54860705478909" calcext:value-type="float">
            <text:p>-7.54860705478909</text:p>
          </table:table-cell>
          <table:table-cell table:formula="of:=0.3/(2*3.14159*[.B51]*0.08)*[.C51]" office:value-type="float" office:value="0.049735961726387" calcext:value-type="float">
            <text:p>0.049735961726387</text:p>
          </table:table-cell>
          <table:table-cell office:value-type="float" office:value="-0.491601072645069" calcext:value-type="float">
            <text:p>-0.491601072645069</text:p>
          </table:table-cell>
          <table:table-cell office:value-type="float" office:value="-4.75664482264438" calcext:value-type="float">
            <text:p>-4.75664482264438</text:p>
          </table:table-cell>
          <table:table-cell table:formula="of:=0.3/(2*3.14159*[.B51]*0.08)*[.C51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1]*0.08)*[.C51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1]*0.08)*[.C51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1]*0.08)*[.C51]" office:value-type="float" office:value="0.049735961726387" calcext:value-type="float">
            <text:p>0.049735961726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1]+0.1" office:value-type="float" office:value="0.7" calcext:value-type="float">
            <text:p>0.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2]*0.08)*[.C52]" office:value-type="float" office:value="0.0580252886807848" calcext:value-type="float">
            <text:p>0.0580252886807848</text:p>
          </table:table-cell>
          <table:table-cell office:value-type="float" office:value="0.613774120284673" calcext:value-type="float">
            <text:p>0.613774120284673</text:p>
          </table:table-cell>
          <table:table-cell office:value-type="float" office:value="-8.11004290231417" calcext:value-type="float">
            <text:p>-8.11004290231417</text:p>
          </table:table-cell>
          <table:table-cell table:formula="of:=0.3/(2*3.14159*[.B52]*0.08)*[.C52]" office:value-type="float" office:value="0.0580252886807848" calcext:value-type="float">
            <text:p>0.0580252886807848</text:p>
          </table:table-cell>
          <table:table-cell office:value-type="float" office:value="-0.471238898038469" calcext:value-type="float">
            <text:p>-0.471238898038469</text:p>
          </table:table-cell>
          <table:table-cell office:value-type="float" office:value="-4.74961459609471" calcext:value-type="float">
            <text:p>-4.74961459609471</text:p>
          </table:table-cell>
          <table:table-cell table:formula="of:=0.3/(2*3.14159*[.B52]*0.08)*[.C52]" office:value-type="float" office:value="0.0580252886807848" calcext:value-type="float">
            <text:p>0.05802528868078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2]*0.08)*[.C52]" office:value-type="float" office:value="0.0580252886807848" calcext:value-type="float">
            <text:p>0.05802528868078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2]*0.08)*[.C52]" office:value-type="float" office:value="0.0580252886807848" calcext:value-type="float">
            <text:p>0.05802528868078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2]*0.08)*[.C52]" office:value-type="float" office:value="0.0580252886807848" calcext:value-type="float">
            <text:p>0.0580252886807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2]+0.1" office:value-type="float" office:value="0.8" calcext:value-type="float">
            <text:p>0.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3]*0.08)*[.C53]" office:value-type="float" office:value="0.0663146156351826" calcext:value-type="float">
            <text:p>0.0663146156351826</text:p>
          </table:table-cell>
          <table:table-cell office:value-type="float" office:value="0.625409648631301" calcext:value-type="float">
            <text:p>0.625409648631301</text:p>
          </table:table-cell>
          <table:table-cell office:value-type="float" office:value="-8.68426955523169" calcext:value-type="float">
            <text:p>-8.68426955523169</text:p>
          </table:table-cell>
          <table:table-cell table:formula="of:=0.3/(2*3.14159*[.B53]*0.08)*[.C53]" office:value-type="float" office:value="0.0663146156351826" calcext:value-type="float">
            <text:p>0.0663146156351826</text:p>
          </table:table-cell>
          <table:table-cell office:value-type="float" office:value="-0.465421133865154" calcext:value-type="float">
            <text:p>-0.465421133865154</text:p>
          </table:table-cell>
          <table:table-cell office:value-type="float" office:value="-4.68259109071719" calcext:value-type="float">
            <text:p>-4.68259109071719</text:p>
          </table:table-cell>
          <table:table-cell table:formula="of:=0.3/(2*3.14159*[.B53]*0.08)*[.C53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3]*0.08)*[.C53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3]*0.08)*[.C53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3]*0.08)*[.C53]" office:value-type="float" office:value="0.0663146156351826" calcext:value-type="float">
            <text:p>0.06631461563518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3]+0.1" office:value-type="float" office:value="0.9" calcext:value-type="float">
            <text:p>0.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4]*0.08)*[.C54]" office:value-type="float" office:value="0.0746039425895804" calcext:value-type="float">
            <text:p>0.0746039425895804</text:p>
          </table:table-cell>
          <table:table-cell office:value-type="float" office:value="0.63704517697793" calcext:value-type="float">
            <text:p>0.63704517697793</text:p>
          </table:table-cell>
          <table:table-cell office:value-type="float" office:value="-9.23582819114884" calcext:value-type="float">
            <text:p>-9.23582819114884</text:p>
          </table:table-cell>
          <table:table-cell table:formula="of:=0.3/(2*3.14159*[.B54]*0.08)*[.C54]" office:value-type="float" office:value="0.0746039425895804" calcext:value-type="float">
            <text:p>0.0746039425895804</text:p>
          </table:table-cell>
          <table:table-cell office:value-type="float" office:value="-0.456694487605183" calcext:value-type="float">
            <text:p>-0.456694487605183</text:p>
          </table:table-cell>
          <table:table-cell office:value-type="float" office:value="-4.69773506617682" calcext:value-type="float">
            <text:p>-4.69773506617682</text:p>
          </table:table-cell>
          <table:table-cell table:formula="of:=0.3/(2*3.14159*[.B54]*0.08)*[.C54]" office:value-type="float" office:value="0.0746039425895804" calcext:value-type="float">
            <text:p>0.074603942589580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4]*0.08)*[.C54]" office:value-type="float" office:value="0.0746039425895804" calcext:value-type="float">
            <text:p>0.074603942589580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4]*0.08)*[.C54]" office:value-type="float" office:value="0.0746039425895804" calcext:value-type="float">
            <text:p>0.074603942589580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4]*0.08)*[.C54]" office:value-type="float" office:value="0.0746039425895804" calcext:value-type="float">
            <text:p>0.0746039425895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4]+0.1" office:value-type="float" office:value="1" calcext:value-type="float">
            <text:p>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5]*0.08)*[.C55]" office:value-type="float" office:value="0.0828932695439783" calcext:value-type="float">
            <text:p>0.0828932695439783</text:p>
          </table:table-cell>
          <table:table-cell office:value-type="float" office:value="0.645771823237902" calcext:value-type="float">
            <text:p>0.645771823237902</text:p>
          </table:table-cell>
          <table:table-cell office:value-type="float" office:value="-9.80018862948335" calcext:value-type="float">
            <text:p>-9.80018862948335</text:p>
          </table:table-cell>
          <table:table-cell table:formula="of:=0.3/(2*3.14159*[.B55]*0.08)*[.C55]" office:value-type="float" office:value="0.0828932695439783" calcext:value-type="float">
            <text:p>0.0828932695439783</text:p>
          </table:table-cell>
          <table:table-cell office:value-type="float" office:value="-0.447967841345211" calcext:value-type="float">
            <text:p>-0.447967841345211</text:p>
          </table:table-cell>
          <table:table-cell office:value-type="float" office:value="-4.61582298646921" calcext:value-type="float">
            <text:p>-4.61582298646921</text:p>
          </table:table-cell>
          <table:table-cell table:formula="of:=0.3/(2*3.14159*[.B55]*0.08)*[.C55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5]*0.08)*[.C55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5]*0.08)*[.C55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5]*0.08)*[.C55]" office:value-type="float" office:value="0.0828932695439783" calcext:value-type="float">
            <text:p>0.0828932695439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5]+0.1" office:value-type="float" office:value="1.1" calcext:value-type="float">
            <text:p>1.1</text:p>
          </table:table-cell>
          <table:table-cell office:value-type="float" office:value="0.0901753446863737" calcext:value-type="float">
            <text:p>0.0901753446863737</text:p>
          </table:table-cell>
          <table:table-cell office:value-type="float" office:value="-0.552885237762979" calcext:value-type="float">
            <text:p>-0.552885237762979</text:p>
          </table:table-cell>
          <table:table-cell table:formula="of:=0.3/(2*3.14159*[.B56]*0.08)*[.C56]" office:value-type="float" office:value="0.0911825964983761" calcext:value-type="float">
            <text:p>0.0911825964983761</text:p>
          </table:table-cell>
          <table:table-cell office:value-type="float" office:value="0.654498469497873" calcext:value-type="float">
            <text:p>0.654498469497873</text:p>
          </table:table-cell>
          <table:table-cell office:value-type="float" office:value="-10.3241421621369" calcext:value-type="float">
            <text:p>-10.3241421621369</text:p>
          </table:table-cell>
          <table:table-cell table:formula="of:=0.3/(2*3.14159*[.B56]*0.08)*[.C56]" office:value-type="float" office:value="0.0911825964983761" calcext:value-type="float">
            <text:p>0.0911825964983761</text:p>
          </table:table-cell>
          <table:table-cell office:value-type="float" office:value="-0.442150077171897" calcext:value-type="float">
            <text:p>-0.442150077171897</text:p>
          </table:table-cell>
          <table:table-cell office:value-type="float" office:value="-4.56152109418191" calcext:value-type="float">
            <text:p>-4.56152109418191</text:p>
          </table:table-cell>
          <table:table-cell table:formula="of:=0.3/(2*3.14159*[.B56]*0.08)*[.C56]" office:value-type="float" office:value="0.0911825964983761" calcext:value-type="float">
            <text:p>0.09118259649837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6]*0.08)*[.C56]" office:value-type="float" office:value="0.0911825964983761" calcext:value-type="float">
            <text:p>0.09118259649837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6]*0.08)*[.C56]" office:value-type="float" office:value="0.0911825964983761" calcext:value-type="float">
            <text:p>0.09118259649837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6]*0.08)*[.C56]" office:value-type="float" office:value="0.0911825964983761" calcext:value-type="float">
            <text:p>0.09118259649837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6]+0.1" office:value-type="float" office:value="1.2" calcext:value-type="float">
            <text:p>1.2</text:p>
          </table:table-cell>
          <table:table-cell office:value-type="float" office:value="0.0959931088596881" calcext:value-type="float">
            <text:p>0.0959931088596881</text:p>
          </table:table-cell>
          <table:table-cell office:value-type="float" office:value="-0.554993019994955" calcext:value-type="float">
            <text:p>-0.554993019994955</text:p>
          </table:table-cell>
          <table:table-cell table:formula="of:=0.3/(2*3.14159*[.B57]*0.08)*[.C57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7]*0.08)*[.C57]" office:value-type="float" office:value="0.0994719234527739" calcext:value-type="float">
            <text:p>0.0994719234527739</text:p>
          </table:table-cell>
          <table:table-cell office:value-type="float" office:value="-0.430514548825268" calcext:value-type="float">
            <text:p>-0.430514548825268</text:p>
          </table:table-cell>
          <table:table-cell office:value-type="float" office:value="-4.50835656206766" calcext:value-type="float">
            <text:p>-4.50835656206766</text:p>
          </table:table-cell>
          <table:table-cell table:formula="of:=0.3/(2*3.14159*[.B57]*0.08)*[.C57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7]*0.08)*[.C57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7]*0.08)*[.C57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7]*0.08)*[.C57]" office:value-type="float" office:value="0.0994719234527739" calcext:value-type="float">
            <text:p>0.0994719234527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7]+0.1" office:value-type="float" office:value="1.3" calcext:value-type="float">
            <text:p>1.3</text:p>
          </table:table-cell>
          <table:table-cell office:value-type="float" office:value="0.107628637206317" calcext:value-type="float">
            <text:p>0.107628637206317</text:p>
          </table:table-cell>
          <table:table-cell office:value-type="float" office:value="-0.656145162724989" calcext:value-type="float">
            <text:p>-0.656145162724989</text:p>
          </table:table-cell>
          <table:table-cell table:formula="of:=0.3/(2*3.14159*[.B58]*0.08)*[.C58]" office:value-type="float" office:value="0.107761250407172" calcext:value-type="float">
            <text:p>0.10776125040717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8]*0.08)*[.C58]" office:value-type="float" office:value="0.107761250407172" calcext:value-type="float">
            <text:p>0.107761250407172</text:p>
          </table:table-cell>
          <table:table-cell office:value-type="float" office:value="-0.421787902565296" calcext:value-type="float">
            <text:p>-0.421787902565296</text:p>
          </table:table-cell>
          <table:table-cell office:value-type="float" office:value="-4.3858461445533" calcext:value-type="float">
            <text:p>-4.3858461445533</text:p>
          </table:table-cell>
          <table:table-cell table:formula="of:=0.3/(2*3.14159*[.B58]*0.08)*[.C58]" office:value-type="float" office:value="0.107761250407172" calcext:value-type="float">
            <text:p>0.10776125040717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8]*0.08)*[.C58]" office:value-type="float" office:value="0.107761250407172" calcext:value-type="float">
            <text:p>0.10776125040717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8]*0.08)*[.C58]" office:value-type="float" office:value="0.107761250407172" calcext:value-type="float">
            <text:p>0.10776125040717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8]*0.08)*[.C58]" office:value-type="float" office:value="0.107761250407172" calcext:value-type="float">
            <text:p>0.1077612504071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8]+0.1" office:value-type="float" office:value="1.4" calcext:value-type="float">
            <text:p>1.4</text:p>
          </table:table-cell>
          <table:table-cell office:value-type="float" office:value="0.113446401379631" calcext:value-type="float">
            <text:p>0.113446401379631</text:p>
          </table:table-cell>
          <table:table-cell office:value-type="float" office:value="-0.635427008635369" calcext:value-type="float">
            <text:p>-0.635427008635369</text:p>
          </table:table-cell>
          <table:table-cell table:formula="of:=0.3/(2*3.14159*[.B59]*0.08)*[.C59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9]*0.08)*[.C59]" office:value-type="float" office:value="0.11605057736157" calcext:value-type="float">
            <text:p>0.11605057736157</text:p>
          </table:table-cell>
          <table:table-cell office:value-type="float" office:value="-0.415970138391982" calcext:value-type="float">
            <text:p>-0.415970138391982</text:p>
          </table:table-cell>
          <table:table-cell office:value-type="float" office:value="-4.34762833490947" calcext:value-type="float">
            <text:p>-4.34762833490947</text:p>
          </table:table-cell>
          <table:table-cell table:formula="of:=0.3/(2*3.14159*[.B59]*0.08)*[.C59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9]*0.08)*[.C59]" office:value-type="float" office:value="0.11605057736157" calcext:value-type="float">
            <text:p>0.11605057736157</text:p>
          </table:table-cell>
          <table:table-cell office:value-type="float" office:value="-1.17227948092286" calcext:value-type="float">
            <text:p>-1.17227948092286</text:p>
          </table:table-cell>
          <table:table-cell office:value-type="float" office:value="-10.4359425902792" calcext:value-type="float">
            <text:p>-10.4359425902792</text:p>
          </table:table-cell>
          <table:table-cell table:formula="of:=0.3/(2*3.14159*[.B59]*0.08)*[.C59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9]*0.08)*[.C59]" office:value-type="float" office:value="0.11605057736157" calcext:value-type="float">
            <text:p>0.116050577361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9]+0.1" office:value-type="float" office:value="1.5" calcext:value-type="float">
            <text:p>1.5</text:p>
          </table:table-cell>
          <table:table-cell office:value-type="float" office:value="0.122173047639603" calcext:value-type="float">
            <text:p>0.122173047639603</text:p>
          </table:table-cell>
          <table:table-cell office:value-type="float" office:value="-0.745318867384169" calcext:value-type="float">
            <text:p>-0.745318867384169</text:p>
          </table:table-cell>
          <table:table-cell table:formula="of:=0.3/(2*3.14159*[.B60]*0.08)*[.C60]" office:value-type="float" office:value="0.124339904315967" calcext:value-type="float">
            <text:p>0.12433990431596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0]*0.08)*[.C60]" office:value-type="float" office:value="0.124339904315967" calcext:value-type="float">
            <text:p>0.124339904315967</text:p>
          </table:table-cell>
          <table:table-cell office:value-type="float" office:value="-0.404334610045353" calcext:value-type="float">
            <text:p>-0.404334610045353</text:p>
          </table:table-cell>
          <table:table-cell office:value-type="float" office:value="-4.16669305884728" calcext:value-type="float">
            <text:p>-4.16669305884728</text:p>
          </table:table-cell>
          <table:table-cell table:formula="of:=0.3/(2*3.14159*[.B60]*0.08)*[.C60]" office:value-type="float" office:value="0.124339904315967" calcext:value-type="float">
            <text:p>0.12433990431596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0]*0.08)*[.C60]" office:value-type="float" office:value="0.124339904315967" calcext:value-type="float">
            <text:p>0.124339904315967</text:p>
          </table:table-cell>
          <table:table-cell office:value-type="float" office:value="-1.15191730631626" calcext:value-type="float">
            <text:p>-1.15191730631626</text:p>
          </table:table-cell>
          <table:table-cell office:value-type="float" office:value="-10.157303518267" calcext:value-type="float">
            <text:p>-10.157303518267</text:p>
          </table:table-cell>
          <table:table-cell table:formula="of:=0.3/(2*3.14159*[.B60]*0.08)*[.C60]" office:value-type="float" office:value="0.124339904315967" calcext:value-type="float">
            <text:p>0.12433990431596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0]*0.08)*[.C60]" office:value-type="float" office:value="0.124339904315967" calcext:value-type="float">
            <text:p>0.1243399043159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60]+0.1" office:value-type="float" office:value="1.6" calcext:value-type="float">
            <text:p>1.6</text:p>
          </table:table-cell>
          <table:table-cell office:value-type="float" office:value="0.130899693899575" calcext:value-type="float">
            <text:p>0.130899693899575</text:p>
          </table:table-cell>
          <table:table-cell office:value-type="float" office:value="-0.74598057127605" calcext:value-type="float">
            <text:p>-0.74598057127605</text:p>
          </table:table-cell>
          <table:table-cell table:formula="of:=0.3/(2*3.14159*[.B61]*0.08)*[.C61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1]*0.08)*[.C61]" office:value-type="float" office:value="0.132629231270365" calcext:value-type="float">
            <text:p>0.132629231270365</text:p>
          </table:table-cell>
          <table:table-cell office:value-type="float" office:value="-0.395607963785381" calcext:value-type="float">
            <text:p>-0.395607963785381</text:p>
          </table:table-cell>
          <table:table-cell office:value-type="float" office:value="-4.09386062893038" calcext:value-type="float">
            <text:p>-4.09386062893038</text:p>
          </table:table-cell>
          <table:table-cell table:formula="of:=0.3/(2*3.14159*[.B61]*0.08)*[.C61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1]*0.08)*[.C61]" office:value-type="float" office:value="0.132629231270365" calcext:value-type="float">
            <text:p>0.132629231270365</text:p>
          </table:table-cell>
          <table:table-cell office:value-type="float" office:value="-1.13155513170966" calcext:value-type="float">
            <text:p>-1.13155513170966</text:p>
          </table:table-cell>
          <table:table-cell office:value-type="float" office:value="-9.95618751784274" calcext:value-type="float">
            <text:p>-9.95618751784274</text:p>
          </table:table-cell>
          <table:table-cell table:formula="of:=0.3/(2*3.14159*[.B61]*0.08)*[.C61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1]*0.08)*[.C61]" office:value-type="float" office:value="0.132629231270365" calcext:value-type="float">
            <text:p>0.1326292312703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61]+0.1" office:value-type="float" office:value="1.7" calcext:value-type="float">
            <text:p>1.7</text:p>
          </table:table-cell>
          <table:table-cell office:value-type="float" office:value="0.136717458072889" calcext:value-type="float">
            <text:p>0.136717458072889</text:p>
          </table:table-cell>
          <table:table-cell office:value-type="float" office:value="-0.832682226241947" calcext:value-type="float">
            <text:p>-0.832682226241947</text:p>
          </table:table-cell>
          <table:table-cell table:formula="of:=0.3/(2*3.14159*[.B62]*0.08)*[.C62]" office:value-type="float" office:value="0.140918558224763" calcext:value-type="float">
            <text:p>0.14091855822476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2]*0.08)*[.C62]" office:value-type="float" office:value="0.140918558224763" calcext:value-type="float">
            <text:p>0.140918558224763</text:p>
          </table:table-cell>
          <table:table-cell office:value-type="float" office:value="-0.38688131752541" calcext:value-type="float">
            <text:p>-0.38688131752541</text:p>
          </table:table-cell>
          <table:table-cell office:value-type="float" office:value="-3.91451195178954" calcext:value-type="float">
            <text:p>-3.91451195178954</text:p>
          </table:table-cell>
          <table:table-cell table:formula="of:=0.3/(2*3.14159*[.B62]*0.08)*[.C62]" office:value-type="float" office:value="0.140918558224763" calcext:value-type="float">
            <text:p>0.14091855822476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2]*0.08)*[.C62]" office:value-type="float" office:value="0.140918558224763" calcext:value-type="float">
            <text:p>0.140918558224763</text:p>
          </table:table-cell>
          <table:table-cell office:value-type="float" office:value="-1.11410183918971" calcext:value-type="float">
            <text:p>-1.11410183918971</text:p>
          </table:table-cell>
          <table:table-cell office:value-type="float" office:value="-9.79017290027395" calcext:value-type="float">
            <text:p>-9.79017290027395</text:p>
          </table:table-cell>
          <table:table-cell table:formula="of:=0.3/(2*3.14159*[.B62]*0.08)*[.C62]" office:value-type="float" office:value="0.140918558224763" calcext:value-type="float">
            <text:p>0.14091855822476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2]*0.08)*[.C62]" office:value-type="float" office:value="0.140918558224763" calcext:value-type="float">
            <text:p>0.1409185582247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62]+0.1" office:value-type="float" office:value="1.8" calcext:value-type="float">
            <text:p>1.8</text:p>
          </table:table-cell>
          <table:table-cell office:value-type="float" office:value="0.148352986419518" calcext:value-type="float">
            <text:p>0.148352986419518</text:p>
          </table:table-cell>
          <table:table-cell office:value-type="float" office:value="-0.883745279785461" calcext:value-type="float">
            <text:p>-0.883745279785461</text:p>
          </table:table-cell>
          <table:table-cell table:formula="of:=0.3/(2*3.14159*[.B63]*0.08)*[.C6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3]*0.08)*[.C63]" office:value-type="float" office:value="0.149207885179161" calcext:value-type="float">
            <text:p>0.149207885179161</text:p>
          </table:table-cell>
          <table:table-cell office:value-type="float" office:value="-0.378154671265438" calcext:value-type="float">
            <text:p>-0.378154671265438</text:p>
          </table:table-cell>
          <table:table-cell office:value-type="float" office:value="-3.80924865111653" calcext:value-type="float">
            <text:p>-3.80924865111653</text:p>
          </table:table-cell>
          <table:table-cell table:formula="of:=0.3/(2*3.14159*[.B63]*0.08)*[.C6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3]*0.08)*[.C63]" office:value-type="float" office:value="0.149207885179161" calcext:value-type="float">
            <text:p>0.149207885179161</text:p>
          </table:table-cell>
          <table:table-cell office:value-type="float" office:value="-1.09373966458311" calcext:value-type="float">
            <text:p>-1.09373966458311</text:p>
          </table:table-cell>
          <table:table-cell office:value-type="float" office:value="-9.65977077527747" calcext:value-type="float">
            <text:p>-9.65977077527747</text:p>
          </table:table-cell>
          <table:table-cell table:formula="of:=0.3/(2*3.14159*[.B63]*0.08)*[.C6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3]*0.08)*[.C63]" office:value-type="float" office:value="0.149207885179161" calcext:value-type="float">
            <text:p>0.1492078851791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63]+0.1" office:value-type="float" office:value="1.9" calcext:value-type="float">
            <text:p>1.9</text:p>
          </table:table-cell>
          <table:table-cell office:value-type="float" office:value="0.154170750592832" calcext:value-type="float">
            <text:p>0.154170750592832</text:p>
          </table:table-cell>
          <table:table-cell office:value-type="float" office:value="-0.946731815348387" calcext:value-type="float">
            <text:p>-0.946731815348387</text:p>
          </table:table-cell>
          <table:table-cell table:formula="of:=0.3/(2*3.14159*[.B64]*0.08)*[.C64]" office:value-type="float" office:value="0.157497212133559" calcext:value-type="float">
            <text:p>0.15749721213355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4]*0.08)*[.C64]" office:value-type="float" office:value="0.157497212133559" calcext:value-type="float">
            <text:p>0.157497212133559</text:p>
          </table:table-cell>
          <table:table-cell office:value-type="float" office:value="-0.372336907092123" calcext:value-type="float">
            <text:p>-0.372336907092123</text:p>
          </table:table-cell>
          <table:table-cell office:value-type="float" office:value="-3.64919223116922" calcext:value-type="float">
            <text:p>-3.64919223116922</text:p>
          </table:table-cell>
          <table:table-cell table:formula="of:=0.3/(2*3.14159*[.B64]*0.08)*[.C64]" office:value-type="float" office:value="0.157497212133559" calcext:value-type="float">
            <text:p>0.15749721213355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4]*0.08)*[.C64]" office:value-type="float" office:value="0.157497212133559" calcext:value-type="float">
            <text:p>0.157497212133559</text:p>
          </table:table-cell>
          <table:table-cell office:value-type="float" office:value="-1.07919525414983" calcext:value-type="float">
            <text:p>-1.07919525414983</text:p>
          </table:table-cell>
          <table:table-cell office:value-type="float" office:value="-9.56213655144374" calcext:value-type="float">
            <text:p>-9.56213655144374</text:p>
          </table:table-cell>
          <table:table-cell table:formula="of:=0.3/(2*3.14159*[.B64]*0.08)*[.C64]" office:value-type="float" office:value="0.157497212133559" calcext:value-type="float">
            <text:p>0.15749721213355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4]*0.08)*[.C64]" office:value-type="float" office:value="0.157497212133559" calcext:value-type="float">
            <text:p>0.1574972121335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64]+0.1" office:value-type="float" office:value="2" calcext:value-type="float">
            <text:p>2</text:p>
          </table:table-cell>
          <table:table-cell office:value-type="float" office:value="0.162897396852804" calcext:value-type="float">
            <text:p>0.162897396852804</text:p>
          </table:table-cell>
          <table:table-cell office:value-type="float" office:value="-1.04303275275451" calcext:value-type="float">
            <text:p>-1.04303275275451</text:p>
          </table:table-cell>
          <table:table-cell table:formula="of:=0.3/(2*3.14159*[.B65]*0.08)*[.C65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5]*0.08)*[.C65]" office:value-type="float" office:value="0.165786539087957" calcext:value-type="float">
            <text:p>0.165786539087957</text:p>
          </table:table-cell>
          <table:table-cell office:value-type="float" office:value="-0.360701378745495" calcext:value-type="float">
            <text:p>-0.360701378745495</text:p>
          </table:table-cell>
          <table:table-cell office:value-type="float" office:value="-3.52610524807625" calcext:value-type="float">
            <text:p>-3.52610524807625</text:p>
          </table:table-cell>
          <table:table-cell table:formula="of:=0.3/(2*3.14159*[.B65]*0.08)*[.C65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5]*0.08)*[.C65]" office:value-type="float" office:value="0.165786539087957" calcext:value-type="float">
            <text:p>0.165786539087957</text:p>
          </table:table-cell>
          <table:table-cell office:value-type="float" office:value="-1.06174196162988" calcext:value-type="float">
            <text:p>-1.06174196162988</text:p>
          </table:table-cell>
          <table:table-cell office:value-type="float" office:value="-9.50653089327586" calcext:value-type="float">
            <text:p>-9.50653089327586</text:p>
          </table:table-cell>
          <table:table-cell table:formula="of:=0.3/(2*3.14159*[.B65]*0.08)*[.C65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5]*0.08)*[.C65]" office:value-type="float" office:value="0.165786539087957" calcext:value-type="float">
            <text:p>0.165786539087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6]*0.08)*[.C66]" office:value-type="float" office:value="0" calcext:value-type="float">
            <text:p>0</text:p>
          </table:table-cell>
          <table:table-cell office:value-type="float" office:value="0.357792496658838" calcext:value-type="float">
            <text:p>0.357792496658838</text:p>
          </table:table-cell>
          <table:table-cell office:value-type="float" office:value="-5.17624148362359" calcext:value-type="float">
            <text:p>-5.17624148362359</text:p>
          </table:table-cell>
          <table:table-cell table:formula="of:=0.3/(2*3.14159*[.B66]*0.08)*[.C66]" office:value-type="float" office:value="0" calcext:value-type="float">
            <text:p>0</text:p>
          </table:table-cell>
          <table:table-cell office:value-type="float" office:value="-0.357792496658837" calcext:value-type="float">
            <text:p>-0.357792496658837</text:p>
          </table:table-cell>
          <table:table-cell office:value-type="float" office:value="-5.17624148362359" calcext:value-type="float">
            <text:p>-5.17624148362359</text:p>
          </table:table-cell>
          <table:table-cell table:formula="of:=0.3/(2*3.14159*[.B66]*0.08)*[.C66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6]*0.08)*[.C66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6]*0.08)*[.C66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6]*0.08)*[.C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66]+0.1" office:value-type="float" office:value="0.1" calcext:value-type="float">
            <text:p>0.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7]*0.08)*[.C67]" office:value-type="float" office:value="0.00552621796959855" calcext:value-type="float">
            <text:p>0.00552621796959855</text:p>
          </table:table-cell>
          <table:table-cell office:value-type="float" office:value="0.363610260832152" calcext:value-type="float">
            <text:p>0.363610260832152</text:p>
          </table:table-cell>
          <table:table-cell office:value-type="float" office:value="-5.19599085187072" calcext:value-type="float">
            <text:p>-5.19599085187072</text:p>
          </table:table-cell>
          <table:table-cell table:formula="of:=0.3/(2*3.14159*[.B67]*0.08)*[.C67]" office:value-type="float" office:value="0.00552621796959855" calcext:value-type="float">
            <text:p>0.00552621796959855</text:p>
          </table:table-cell>
          <table:table-cell office:value-type="float" office:value="-0.351974732485523" calcext:value-type="float">
            <text:p>-0.351974732485523</text:p>
          </table:table-cell>
          <table:table-cell office:value-type="float" office:value="-4.96662279963157" calcext:value-type="float">
            <text:p>-4.96662279963157</text:p>
          </table:table-cell>
          <table:table-cell table:formula="of:=0.3/(2*3.14159*[.B67]*0.08)*[.C67]" office:value-type="float" office:value="0.00552621796959855" calcext:value-type="float">
            <text:p>0.0055262179695985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7]*0.08)*[.C67]" office:value-type="float" office:value="0.00552621796959855" calcext:value-type="float">
            <text:p>0.0055262179695985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7]*0.08)*[.C67]" office:value-type="float" office:value="0.00552621796959855" calcext:value-type="float">
            <text:p>0.0055262179695985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7]*0.08)*[.C67]" office:value-type="float" office:value="0.00552621796959855" calcext:value-type="float">
            <text:p>0.005526217969598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67]+0.1" office:value-type="float" office:value="0.2" calcext:value-type="float">
            <text:p>0.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8]*0.08)*[.C68]" office:value-type="float" office:value="0.0110524359391971" calcext:value-type="float">
            <text:p>0.0110524359391971</text:p>
          </table:table-cell>
          <table:table-cell office:value-type="float" office:value="0.366519142918809" calcext:value-type="float">
            <text:p>0.366519142918809</text:p>
          </table:table-cell>
          <table:table-cell office:value-type="float" office:value="-5.27442250578611" calcext:value-type="float">
            <text:p>-5.27442250578611</text:p>
          </table:table-cell>
          <table:table-cell table:formula="of:=0.3/(2*3.14159*[.B68]*0.08)*[.C68]" office:value-type="float" office:value="0.0110524359391971" calcext:value-type="float">
            <text:p>0.0110524359391971</text:p>
          </table:table-cell>
          <table:table-cell office:value-type="float" office:value="-0.346156968312209" calcext:value-type="float">
            <text:p>-0.346156968312209</text:p>
          </table:table-cell>
          <table:table-cell office:value-type="float" office:value="-4.93469440909736" calcext:value-type="float">
            <text:p>-4.93469440909736</text:p>
          </table:table-cell>
          <table:table-cell table:formula="of:=0.3/(2*3.14159*[.B68]*0.08)*[.C68]" office:value-type="float" office:value="0.0110524359391971" calcext:value-type="float">
            <text:p>0.011052435939197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8]*0.08)*[.C68]" office:value-type="float" office:value="0.0110524359391971" calcext:value-type="float">
            <text:p>0.011052435939197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8]*0.08)*[.C68]" office:value-type="float" office:value="0.0110524359391971" calcext:value-type="float">
            <text:p>0.011052435939197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8]*0.08)*[.C68]" office:value-type="float" office:value="0.0110524359391971" calcext:value-type="float">
            <text:p>0.01105243593919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68]+0.1" office:value-type="float" office:value="0.3" calcext:value-type="float">
            <text:p>0.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9]*0.08)*[.C69]" office:value-type="float" office:value="0.0165786539087957" calcext:value-type="float">
            <text:p>0.0165786539087957</text:p>
          </table:table-cell>
          <table:table-cell office:value-type="float" office:value="0.372336907092124" calcext:value-type="float">
            <text:p>0.372336907092124</text:p>
          </table:table-cell>
          <table:table-cell office:value-type="float" office:value="-5.6243526607867" calcext:value-type="float">
            <text:p>-5.6243526607867</text:p>
          </table:table-cell>
          <table:table-cell table:formula="of:=0.3/(2*3.14159*[.B69]*0.08)*[.C69]" office:value-type="float" office:value="0.0165786539087957" calcext:value-type="float">
            <text:p>0.0165786539087957</text:p>
          </table:table-cell>
          <table:table-cell office:value-type="float" office:value="-0.340339204138894" calcext:value-type="float">
            <text:p>-0.340339204138894</text:p>
          </table:table-cell>
          <table:table-cell office:value-type="float" office:value="-4.90464980921974" calcext:value-type="float">
            <text:p>-4.90464980921974</text:p>
          </table:table-cell>
          <table:table-cell table:formula="of:=0.3/(2*3.14159*[.B69]*0.08)*[.C69]" office:value-type="float" office:value="0.0165786539087957" calcext:value-type="float">
            <text:p>0.0165786539087957</text:p>
          </table:table-cell>
          <table:table-cell office:value-type="float" office:value="0.788307045484105" calcext:value-type="float">
            <text:p>0.788307045484105</text:p>
          </table:table-cell>
          <table:table-cell office:value-type="float" office:value="-9.71059412032239" calcext:value-type="float">
            <text:p>-9.71059412032239</text:p>
          </table:table-cell>
          <table:table-cell table:formula="of:=0.3/(2*3.14159*[.B69]*0.08)*[.C69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9]*0.08)*[.C69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9]*0.08)*[.C69]" office:value-type="float" office:value="0.0165786539087957" calcext:value-type="float">
            <text:p>0.0165786539087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69]+0.1" office:value-type="float" office:value="0.4" calcext:value-type="float">
            <text:p>0.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0]*0.08)*[.C70]" office:value-type="float" office:value="0.0221048718783942" calcext:value-type="float">
            <text:p>0.0221048718783942</text:p>
          </table:table-cell>
          <table:table-cell office:value-type="float" office:value="0.378154671265438" calcext:value-type="float">
            <text:p>0.378154671265438</text:p>
          </table:table-cell>
          <table:table-cell office:value-type="float" office:value="-5.89118843771916" calcext:value-type="float">
            <text:p>-5.89118843771916</text:p>
          </table:table-cell>
          <table:table-cell table:formula="of:=0.3/(2*3.14159*[.B70]*0.08)*[.C70]" office:value-type="float" office:value="0.0221048718783942" calcext:value-type="float">
            <text:p>0.0221048718783942</text:p>
          </table:table-cell>
          <table:table-cell office:value-type="float" office:value="-0.33452143996558" calcext:value-type="float">
            <text:p>-0.33452143996558</text:p>
          </table:table-cell>
          <table:table-cell office:value-type="float" office:value="-4.96955208404344" calcext:value-type="float">
            <text:p>-4.96955208404344</text:p>
          </table:table-cell>
          <table:table-cell table:formula="of:=0.3/(2*3.14159*[.B70]*0.08)*[.C70]" office:value-type="float" office:value="0.0221048718783942" calcext:value-type="float">
            <text:p>0.0221048718783942</text:p>
          </table:table-cell>
          <table:table-cell office:value-type="float" office:value="0.797033691744077" calcext:value-type="float">
            <text:p>0.797033691744077</text:p>
          </table:table-cell>
          <table:table-cell office:value-type="float" office:value="-9.11145755370117" calcext:value-type="float">
            <text:p>-9.11145755370117</text:p>
          </table:table-cell>
          <table:table-cell table:formula="of:=0.3/(2*3.14159*[.B70]*0.08)*[.C70]" office:value-type="float" office:value="0.0221048718783942" calcext:value-type="float">
            <text:p>0.022104871878394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0]*0.08)*[.C70]" office:value-type="float" office:value="0.0221048718783942" calcext:value-type="float">
            <text:p>0.022104871878394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0]*0.08)*[.C70]" office:value-type="float" office:value="0.0221048718783942" calcext:value-type="float">
            <text:p>0.02210487187839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0]+0.1" office:value-type="float" office:value="0.5" calcext:value-type="float">
            <text:p>0.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1]*0.08)*[.C71]" office:value-type="float" office:value="0.0276310898479927" calcext:value-type="float">
            <text:p>0.0276310898479927</text:p>
          </table:table-cell>
          <table:table-cell office:value-type="float" office:value="0.383972435438752" calcext:value-type="float">
            <text:p>0.383972435438752</text:p>
          </table:table-cell>
          <table:table-cell office:value-type="float" office:value="-5.99144920640135" calcext:value-type="float">
            <text:p>-5.99144920640135</text:p>
          </table:table-cell>
          <table:table-cell table:formula="of:=0.3/(2*3.14159*[.B71]*0.08)*[.C71]" office:value-type="float" office:value="0.0276310898479927" calcext:value-type="float">
            <text:p>0.0276310898479927</text:p>
          </table:table-cell>
          <table:table-cell office:value-type="float" office:value="-0.328703675792265" calcext:value-type="float">
            <text:p>-0.328703675792265</text:p>
          </table:table-cell>
          <table:table-cell office:value-type="float" office:value="-4.94683977401126" calcext:value-type="float">
            <text:p>-4.94683977401126</text:p>
          </table:table-cell>
          <table:table-cell table:formula="of:=0.3/(2*3.14159*[.B71]*0.08)*[.C71]" office:value-type="float" office:value="0.0276310898479927" calcext:value-type="float">
            <text:p>0.0276310898479927</text:p>
          </table:table-cell>
          <table:table-cell office:value-type="float" office:value="0.805760338004049" calcext:value-type="float">
            <text:p>0.805760338004049</text:p>
          </table:table-cell>
          <table:table-cell office:value-type="float" office:value="-8.52583344233557" calcext:value-type="float">
            <text:p>-8.52583344233557</text:p>
          </table:table-cell>
          <table:table-cell table:formula="of:=0.3/(2*3.14159*[.B71]*0.08)*[.C71]" office:value-type="float" office:value="0.0276310898479927" calcext:value-type="float">
            <text:p>0.027631089847992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1]*0.08)*[.C71]" office:value-type="float" office:value="0.0276310898479927" calcext:value-type="float">
            <text:p>0.027631089847992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1]*0.08)*[.C71]" office:value-type="float" office:value="0.0276310898479927" calcext:value-type="float">
            <text:p>0.02763108984799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1]+0.1" office:value-type="float" office:value="0.6" calcext:value-type="float">
            <text:p>0.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2]*0.08)*[.C72]" office:value-type="float" office:value="0.0331573078175913" calcext:value-type="float">
            <text:p>0.0331573078175913</text:p>
          </table:table-cell>
          <table:table-cell office:value-type="float" office:value="0.389790199612067" calcext:value-type="float">
            <text:p>0.389790199612067</text:p>
          </table:table-cell>
          <table:table-cell office:value-type="float" office:value="-6.50312571683179" calcext:value-type="float">
            <text:p>-6.50312571683179</text:p>
          </table:table-cell>
          <table:table-cell table:formula="of:=0.3/(2*3.14159*[.B72]*0.08)*[.C72]" office:value-type="float" office:value="0.0331573078175913" calcext:value-type="float">
            <text:p>0.0331573078175913</text:p>
          </table:table-cell>
          <table:table-cell office:value-type="float" office:value="-0.322885911618951" calcext:value-type="float">
            <text:p>-0.322885911618951</text:p>
          </table:table-cell>
          <table:table-cell office:value-type="float" office:value="-4.99459996777088" calcext:value-type="float">
            <text:p>-4.99459996777088</text:p>
          </table:table-cell>
          <table:table-cell table:formula="of:=0.3/(2*3.14159*[.B72]*0.08)*[.C72]" office:value-type="float" office:value="0.0331573078175913" calcext:value-type="float">
            <text:p>0.0331573078175913</text:p>
          </table:table-cell>
          <table:table-cell office:value-type="float" office:value="0.808669220090706" calcext:value-type="float">
            <text:p>0.808669220090706</text:p>
          </table:table-cell>
          <table:table-cell office:value-type="float" office:value="-8.11691049755323" calcext:value-type="float">
            <text:p>-8.11691049755323</text:p>
          </table:table-cell>
          <table:table-cell table:formula="of:=0.3/(2*3.14159*[.B72]*0.08)*[.C72]" office:value-type="float" office:value="0.0331573078175913" calcext:value-type="float">
            <text:p>0.0331573078175913</text:p>
          </table:table-cell>
          <table:table-cell office:value-type="float" office:value="-0.721402757490989" calcext:value-type="float">
            <text:p>-0.721402757490989</text:p>
          </table:table-cell>
          <table:table-cell office:value-type="float" office:value="-10.2424898142835" calcext:value-type="float">
            <text:p>-10.2424898142835</text:p>
          </table:table-cell>
          <table:table-cell table:formula="of:=0.3/(2*3.14159*[.B72]*0.08)*[.C72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2]*0.08)*[.C72]" office:value-type="float" office:value="0.0331573078175913" calcext:value-type="float">
            <text:p>0.0331573078175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2]+0.1" office:value-type="float" office:value="0.7" calcext:value-type="float">
            <text:p>0.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3]*0.08)*[.C73]" office:value-type="float" office:value="0.0386835257871898" calcext:value-type="float">
            <text:p>0.0386835257871898</text:p>
          </table:table-cell>
          <table:table-cell office:value-type="float" office:value="0.395607963785381" calcext:value-type="float">
            <text:p>0.395607963785381</text:p>
          </table:table-cell>
          <table:table-cell office:value-type="float" office:value="-6.75657372125786" calcext:value-type="float">
            <text:p>-6.75657372125786</text:p>
          </table:table-cell>
          <table:table-cell table:formula="of:=0.3/(2*3.14159*[.B73]*0.08)*[.C73]" office:value-type="float" office:value="0.0386835257871898" calcext:value-type="float">
            <text:p>0.0386835257871898</text:p>
          </table:table-cell>
          <table:table-cell office:value-type="float" office:value="-0.317068147445636" calcext:value-type="float">
            <text:p>-0.317068147445636</text:p>
          </table:table-cell>
          <table:table-cell office:value-type="float" office:value="-5.02114882586415" calcext:value-type="float">
            <text:p>-5.02114882586415</text:p>
          </table:table-cell>
          <table:table-cell table:formula="of:=0.3/(2*3.14159*[.B73]*0.08)*[.C73]" office:value-type="float" office:value="0.0386835257871898" calcext:value-type="float">
            <text:p>0.0386835257871898</text:p>
          </table:table-cell>
          <table:table-cell office:value-type="float" office:value="0.820304748437335" calcext:value-type="float">
            <text:p>0.820304748437335</text:p>
          </table:table-cell>
          <table:table-cell office:value-type="float" office:value="-7.72451469136527" calcext:value-type="float">
            <text:p>-7.72451469136527</text:p>
          </table:table-cell>
          <table:table-cell table:formula="of:=0.3/(2*3.14159*[.B73]*0.08)*[.C73]" office:value-type="float" office:value="0.0386835257871898" calcext:value-type="float">
            <text:p>0.0386835257871898</text:p>
          </table:table-cell>
          <table:table-cell office:value-type="float" office:value="-0.715584993317675" calcext:value-type="float">
            <text:p>-0.715584993317675</text:p>
          </table:table-cell>
          <table:table-cell office:value-type="float" office:value="-9.95322494476426" calcext:value-type="float">
            <text:p>-9.95322494476426</text:p>
          </table:table-cell>
          <table:table-cell table:formula="of:=0.3/(2*3.14159*[.B73]*0.08)*[.C73]" office:value-type="float" office:value="0.0386835257871898" calcext:value-type="float">
            <text:p>0.038683525787189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3]*0.08)*[.C73]" office:value-type="float" office:value="0.0386835257871898" calcext:value-type="float">
            <text:p>0.03868352578718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3]+0.1" office:value-type="float" office:value="0.8" calcext:value-type="float">
            <text:p>0.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4]*0.08)*[.C74]" office:value-type="float" office:value="0.0442097437567884" calcext:value-type="float">
            <text:p>0.0442097437567884</text:p>
          </table:table-cell>
          <table:table-cell office:value-type="float" office:value="0.401425727958696" calcext:value-type="float">
            <text:p>0.401425727958696</text:p>
          </table:table-cell>
          <table:table-cell office:value-type="float" office:value="-7.10896880023789" calcext:value-type="float">
            <text:p>-7.10896880023789</text:p>
          </table:table-cell>
          <table:table-cell table:formula="of:=0.3/(2*3.14159*[.B74]*0.08)*[.C74]" office:value-type="float" office:value="0.0442097437567884" calcext:value-type="float">
            <text:p>0.0442097437567884</text:p>
          </table:table-cell>
          <table:table-cell office:value-type="float" office:value="-0.311250383272322" calcext:value-type="float">
            <text:p>-0.311250383272322</text:p>
          </table:table-cell>
          <table:table-cell office:value-type="float" office:value="-5.04163066517626" calcext:value-type="float">
            <text:p>-5.04163066517626</text:p>
          </table:table-cell>
          <table:table-cell table:formula="of:=0.3/(2*3.14159*[.B74]*0.08)*[.C74]" office:value-type="float" office:value="0.0442097437567884" calcext:value-type="float">
            <text:p>0.0442097437567884</text:p>
          </table:table-cell>
          <table:table-cell office:value-type="float" office:value="0.826122512610649" calcext:value-type="float">
            <text:p>0.826122512610649</text:p>
          </table:table-cell>
          <table:table-cell office:value-type="float" office:value="-7.4592764107827" calcext:value-type="float">
            <text:p>-7.4592764107827</text:p>
          </table:table-cell>
          <table:table-cell table:formula="of:=0.3/(2*3.14159*[.B74]*0.08)*[.C74]" office:value-type="float" office:value="0.0442097437567884" calcext:value-type="float">
            <text:p>0.0442097437567884</text:p>
          </table:table-cell>
          <table:table-cell office:value-type="float" office:value="-0.706858347057703" calcext:value-type="float">
            <text:p>-0.706858347057703</text:p>
          </table:table-cell>
          <table:table-cell office:value-type="float" office:value="-9.69938426431453" calcext:value-type="float">
            <text:p>-9.69938426431453</text:p>
          </table:table-cell>
          <table:table-cell table:formula="of:=0.3/(2*3.14159*[.B74]*0.08)*[.C74]" office:value-type="float" office:value="0.0442097437567884" calcext:value-type="float">
            <text:p>0.044209743756788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4]*0.08)*[.C74]" office:value-type="float" office:value="0.0442097437567884" calcext:value-type="float">
            <text:p>0.04420974375678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4]+0.1" office:value-type="float" office:value="0.9" calcext:value-type="float">
            <text:p>0.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5]*0.08)*[.C75]" office:value-type="float" office:value="0.0497359617263869" calcext:value-type="float">
            <text:p>0.0497359617263869</text:p>
          </table:table-cell>
          <table:table-cell office:value-type="float" office:value="0.410152374218668" calcext:value-type="float">
            <text:p>0.410152374218668</text:p>
          </table:table-cell>
          <table:table-cell office:value-type="float" office:value="-7.35352038083816" calcext:value-type="float">
            <text:p>-7.35352038083816</text:p>
          </table:table-cell>
          <table:table-cell table:formula="of:=0.3/(2*3.14159*[.B75]*0.08)*[.C75]" office:value-type="float" office:value="0.0497359617263869" calcext:value-type="float">
            <text:p>0.0497359617263869</text:p>
          </table:table-cell>
          <table:table-cell office:value-type="float" office:value="-0.305432619099007" calcext:value-type="float">
            <text:p>-0.305432619099007</text:p>
          </table:table-cell>
          <table:table-cell office:value-type="float" office:value="-5.03270382941446" calcext:value-type="float">
            <text:p>-5.03270382941446</text:p>
          </table:table-cell>
          <table:table-cell table:formula="of:=0.3/(2*3.14159*[.B75]*0.08)*[.C75]" office:value-type="float" office:value="0.0497359617263869" calcext:value-type="float">
            <text:p>0.0497359617263869</text:p>
          </table:table-cell>
          <table:table-cell office:value-type="float" office:value="0.831940276783964" calcext:value-type="float">
            <text:p>0.831940276783964</text:p>
          </table:table-cell>
          <table:table-cell office:value-type="float" office:value="-7.42302044012966" calcext:value-type="float">
            <text:p>-7.42302044012966</text:p>
          </table:table-cell>
          <table:table-cell table:formula="of:=0.3/(2*3.14159*[.B75]*0.08)*[.C75]" office:value-type="float" office:value="0.0497359617263869" calcext:value-type="float">
            <text:p>0.0497359617263869</text:p>
          </table:table-cell>
          <table:table-cell office:value-type="float" office:value="-0.698131700797732" calcext:value-type="float">
            <text:p>-0.698131700797732</text:p>
          </table:table-cell>
          <table:table-cell office:value-type="float" office:value="-9.33109274760263" calcext:value-type="float">
            <text:p>-9.33109274760263</text:p>
          </table:table-cell>
          <table:table-cell table:formula="of:=0.3/(2*3.14159*[.B75]*0.08)*[.C75]" office:value-type="float" office:value="0.0497359617263869" calcext:value-type="float">
            <text:p>0.049735961726386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5]*0.08)*[.C75]" office:value-type="float" office:value="0.0497359617263869" calcext:value-type="float">
            <text:p>0.04973596172638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5]+0.1" office:value-type="float" office:value="1" calcext:value-type="float">
            <text:p>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6]*0.08)*[.C76]" office:value-type="float" office:value="0.0552621796959855" calcext:value-type="float">
            <text:p>0.0552621796959855</text:p>
          </table:table-cell>
          <table:table-cell office:value-type="float" office:value="0.415970138391982" calcext:value-type="float">
            <text:p>0.415970138391982</text:p>
          </table:table-cell>
          <table:table-cell office:value-type="float" office:value="-7.55198535177127" calcext:value-type="float">
            <text:p>-7.55198535177127</text:p>
          </table:table-cell>
          <table:table-cell table:formula="of:=0.3/(2*3.14159*[.B76]*0.08)*[.C76]" office:value-type="float" office:value="0.0552621796959855" calcext:value-type="float">
            <text:p>0.0552621796959855</text:p>
          </table:table-cell>
          <table:table-cell office:value-type="float" office:value="-0.296705972839036" calcext:value-type="float">
            <text:p>-0.296705972839036</text:p>
          </table:table-cell>
          <table:table-cell office:value-type="float" office:value="-4.98802342824482" calcext:value-type="float">
            <text:p>-4.98802342824482</text:p>
          </table:table-cell>
          <table:table-cell table:formula="of:=0.3/(2*3.14159*[.B76]*0.08)*[.C76]" office:value-type="float" office:value="0.0552621796959855" calcext:value-type="float">
            <text:p>0.0552621796959855</text:p>
          </table:table-cell>
          <table:table-cell office:value-type="float" office:value="0.843575805130593" calcext:value-type="float">
            <text:p>0.843575805130593</text:p>
          </table:table-cell>
          <table:table-cell office:value-type="float" office:value="-7.44064317589789" calcext:value-type="float">
            <text:p>-7.44064317589789</text:p>
          </table:table-cell>
          <table:table-cell table:formula="of:=0.3/(2*3.14159*[.B76]*0.08)*[.C76]" office:value-type="float" office:value="0.0552621796959855" calcext:value-type="float">
            <text:p>0.0552621796959855</text:p>
          </table:table-cell>
          <table:table-cell office:value-type="float" office:value="-0.692313936624418" calcext:value-type="float">
            <text:p>-0.692313936624418</text:p>
          </table:table-cell>
          <table:table-cell office:value-type="float" office:value="-9.0094039962008" calcext:value-type="float">
            <text:p>-9.0094039962008</text:p>
          </table:table-cell>
          <table:table-cell table:formula="of:=0.3/(2*3.14159*[.B76]*0.08)*[.C76]" office:value-type="float" office:value="0.0552621796959855" calcext:value-type="float">
            <text:p>0.055262179695985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6]*0.08)*[.C76]" office:value-type="float" office:value="0.0552621796959855" calcext:value-type="float">
            <text:p>0.05526217969598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6]+0.1" office:value-type="float" office:value="1.1" calcext:value-type="float">
            <text:p>1.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7]*0.08)*[.C77]" office:value-type="float" office:value="0.060788397665584" calcext:value-type="float">
            <text:p>0.060788397665584</text:p>
          </table:table-cell>
          <table:table-cell office:value-type="float" office:value="0.421787902565296" calcext:value-type="float">
            <text:p>0.421787902565296</text:p>
          </table:table-cell>
          <table:table-cell office:value-type="float" office:value="-7.68328116636542" calcext:value-type="float">
            <text:p>-7.68328116636542</text:p>
          </table:table-cell>
          <table:table-cell table:formula="of:=0.3/(2*3.14159*[.B77]*0.08)*[.C77]" office:value-type="float" office:value="0.060788397665584" calcext:value-type="float">
            <text:p>0.060788397665584</text:p>
          </table:table-cell>
          <table:table-cell office:value-type="float" office:value="-0.285070444492407" calcext:value-type="float">
            <text:p>-0.285070444492407</text:p>
          </table:table-cell>
          <table:table-cell office:value-type="float" office:value="-4.90400831484903" calcext:value-type="float">
            <text:p>-4.90400831484903</text:p>
          </table:table-cell>
          <table:table-cell table:formula="of:=0.3/(2*3.14159*[.B77]*0.08)*[.C77]" office:value-type="float" office:value="0.060788397665584" calcext:value-type="float">
            <text:p>0.060788397665584</text:p>
          </table:table-cell>
          <table:table-cell office:value-type="float" office:value="0.849393569303907" calcext:value-type="float">
            <text:p>0.849393569303907</text:p>
          </table:table-cell>
          <table:table-cell office:value-type="float" office:value="-7.59137237994793" calcext:value-type="float">
            <text:p>-7.59137237994793</text:p>
          </table:table-cell>
          <table:table-cell table:formula="of:=0.3/(2*3.14159*[.B77]*0.08)*[.C77]" office:value-type="float" office:value="0.060788397665584" calcext:value-type="float">
            <text:p>0.060788397665584</text:p>
          </table:table-cell>
          <table:table-cell office:value-type="float" office:value="-0.686496172451103" calcext:value-type="float">
            <text:p>-0.686496172451103</text:p>
          </table:table-cell>
          <table:table-cell office:value-type="float" office:value="-8.79160225310178" calcext:value-type="float">
            <text:p>-8.79160225310178</text:p>
          </table:table-cell>
          <table:table-cell table:formula="of:=0.3/(2*3.14159*[.B77]*0.08)*[.C77]" office:value-type="float" office:value="0.060788397665584" calcext:value-type="float">
            <text:p>0.06078839766558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7]*0.08)*[.C77]" office:value-type="float" office:value="0.060788397665584" calcext:value-type="float">
            <text:p>0.0607883976655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7]+0.1" office:value-type="float" office:value="1.2" calcext:value-type="float">
            <text:p>1.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8]*0.08)*[.C78]" office:value-type="float" office:value="0.0663146156351826" calcext:value-type="float">
            <text:p>0.0663146156351826</text:p>
          </table:table-cell>
          <table:table-cell office:value-type="float" office:value="0.427605666738611" calcext:value-type="float">
            <text:p>0.427605666738611</text:p>
          </table:table-cell>
          <table:table-cell office:value-type="float" office:value="-7.72384091592536" calcext:value-type="float">
            <text:p>-7.72384091592536</text:p>
          </table:table-cell>
          <table:table-cell table:formula="of:=0.3/(2*3.14159*[.B78]*0.08)*[.C78]" office:value-type="float" office:value="0.0663146156351826" calcext:value-type="float">
            <text:p>0.0663146156351826</text:p>
          </table:table-cell>
          <table:table-cell office:value-type="float" office:value="-0.279252680319093" calcext:value-type="float">
            <text:p>-0.279252680319093</text:p>
          </table:table-cell>
          <table:table-cell office:value-type="float" office:value="-4.78463138860347" calcext:value-type="float">
            <text:p>-4.78463138860347</text:p>
          </table:table-cell>
          <table:table-cell table:formula="of:=0.3/(2*3.14159*[.B78]*0.08)*[.C78]" office:value-type="float" office:value="0.0663146156351826" calcext:value-type="float">
            <text:p>0.0663146156351826</text:p>
          </table:table-cell>
          <table:table-cell office:value-type="float" office:value="0.858120215563879" calcext:value-type="float">
            <text:p>0.858120215563879</text:p>
          </table:table-cell>
          <table:table-cell office:value-type="float" office:value="-7.89234473237386" calcext:value-type="float">
            <text:p>-7.89234473237386</text:p>
          </table:table-cell>
          <table:table-cell table:formula="of:=0.3/(2*3.14159*[.B78]*0.08)*[.C78]" office:value-type="float" office:value="0.0663146156351826" calcext:value-type="float">
            <text:p>0.0663146156351826</text:p>
          </table:table-cell>
          <table:table-cell office:value-type="float" office:value="-0.677769526191131" calcext:value-type="float">
            <text:p>-0.677769526191131</text:p>
          </table:table-cell>
          <table:table-cell office:value-type="float" office:value="-8.61004363570376" calcext:value-type="float">
            <text:p>-8.61004363570376</text:p>
          </table:table-cell>
          <table:table-cell table:formula="of:=0.3/(2*3.14159*[.B78]*0.08)*[.C78]" office:value-type="float" office:value="0.0663146156351826" calcext:value-type="float">
            <text:p>0.0663146156351826</text:p>
          </table:table-cell>
          <table:table-cell office:value-type="float" office:value="-1.33517687777566" calcext:value-type="float">
            <text:p>-1.33517687777566</text:p>
          </table:table-cell>
          <table:table-cell office:value-type="float" office:value="-9.80276813080887" calcext:value-type="float">
            <text:p>-9.80276813080887</text:p>
          </table:table-cell>
          <table:table-cell table:formula="of:=0.3/(2*3.14159*[.B78]*0.08)*[.C78]" office:value-type="float" office:value="0.0663146156351826" calcext:value-type="float">
            <text:p>0.06631461563518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8]+0.1" office:value-type="float" office:value="1.3" calcext:value-type="float">
            <text:p>1.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9]*0.08)*[.C79]" office:value-type="float" office:value="0.0718408336047812" calcext:value-type="float">
            <text:p>0.0718408336047812</text:p>
          </table:table-cell>
          <table:table-cell office:value-type="float" office:value="0.433423430911925" calcext:value-type="float">
            <text:p>0.433423430911925</text:p>
          </table:table-cell>
          <table:table-cell office:value-type="float" office:value="-7.74826812514665" calcext:value-type="float">
            <text:p>-7.74826812514665</text:p>
          </table:table-cell>
          <table:table-cell table:formula="of:=0.3/(2*3.14159*[.B79]*0.08)*[.C79]" office:value-type="float" office:value="0.0718408336047812" calcext:value-type="float">
            <text:p>0.0718408336047812</text:p>
          </table:table-cell>
          <table:table-cell office:value-type="float" office:value="-0.276343798232435" calcext:value-type="float">
            <text:p>-0.276343798232435</text:p>
          </table:table-cell>
          <table:table-cell office:value-type="float" office:value="-4.63511075056473" calcext:value-type="float">
            <text:p>-4.63511075056473</text:p>
          </table:table-cell>
          <table:table-cell table:formula="of:=0.3/(2*3.14159*[.B79]*0.08)*[.C79]" office:value-type="float" office:value="0.0718408336047812" calcext:value-type="float">
            <text:p>0.0718408336047812</text:p>
          </table:table-cell>
          <table:table-cell office:value-type="float" office:value="0.86684686182385" calcext:value-type="float">
            <text:p>0.86684686182385</text:p>
          </table:table-cell>
          <table:table-cell office:value-type="float" office:value="-8.14900059668698" calcext:value-type="float">
            <text:p>-8.14900059668698</text:p>
          </table:table-cell>
          <table:table-cell table:formula="of:=0.3/(2*3.14159*[.B79]*0.08)*[.C79]" office:value-type="float" office:value="0.0718408336047812" calcext:value-type="float">
            <text:p>0.0718408336047812</text:p>
          </table:table-cell>
          <table:table-cell office:value-type="float" office:value="-0.671951762017817" calcext:value-type="float">
            <text:p>-0.671951762017817</text:p>
          </table:table-cell>
          <table:table-cell office:value-type="float" office:value="-8.34335959183032" calcext:value-type="float">
            <text:p>-8.34335959183032</text:p>
          </table:table-cell>
          <table:table-cell table:formula="of:=0.3/(2*3.14159*[.B79]*0.08)*[.C79]" office:value-type="float" office:value="0.0718408336047812" calcext:value-type="float">
            <text:p>0.0718408336047812</text:p>
          </table:table-cell>
          <table:table-cell office:value-type="float" office:value="-1.3119058210824" calcext:value-type="float">
            <text:p>-1.3119058210824</text:p>
          </table:table-cell>
          <table:table-cell office:value-type="float" office:value="-9.59715716691882" calcext:value-type="float">
            <text:p>-9.59715716691882</text:p>
          </table:table-cell>
          <table:table-cell table:formula="of:=0.3/(2*3.14159*[.B79]*0.08)*[.C79]" office:value-type="float" office:value="0.0718408336047812" calcext:value-type="float">
            <text:p>0.07184083360478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9]+0.1" office:value-type="float" office:value="1.4" calcext:value-type="float">
            <text:p>1.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0]*0.08)*[.C80]" office:value-type="float" office:value="0.0773670515743797" calcext:value-type="float">
            <text:p>0.0773670515743797</text:p>
          </table:table-cell>
          <table:table-cell office:value-type="float" office:value="0.43924119508524" calcext:value-type="float">
            <text:p>0.43924119508524</text:p>
          </table:table-cell>
          <table:table-cell office:value-type="float" office:value="-7.7633658124875" calcext:value-type="float">
            <text:p>-7.7633658124875</text:p>
          </table:table-cell>
          <table:table-cell table:formula="of:=0.3/(2*3.14159*[.B80]*0.08)*[.C80]" office:value-type="float" office:value="0.0773670515743797" calcext:value-type="float">
            <text:p>0.0773670515743797</text:p>
          </table:table-cell>
          <table:table-cell office:value-type="float" office:value="-0.273434916145778" calcext:value-type="float">
            <text:p>-0.273434916145778</text:p>
          </table:table-cell>
          <table:table-cell office:value-type="float" office:value="-4.46436593470218" calcext:value-type="float">
            <text:p>-4.46436593470218</text:p>
          </table:table-cell>
          <table:table-cell table:formula="of:=0.3/(2*3.14159*[.B80]*0.08)*[.C80]" office:value-type="float" office:value="0.0773670515743797" calcext:value-type="float">
            <text:p>0.0773670515743797</text:p>
          </table:table-cell>
          <table:table-cell office:value-type="float" office:value="0.875573508083822" calcext:value-type="float">
            <text:p>0.875573508083822</text:p>
          </table:table-cell>
          <table:table-cell office:value-type="float" office:value="-8.55119048788879" calcext:value-type="float">
            <text:p>-8.55119048788879</text:p>
          </table:table-cell>
          <table:table-cell table:formula="of:=0.3/(2*3.14159*[.B80]*0.08)*[.C80]" office:value-type="float" office:value="0.0773670515743797" calcext:value-type="float">
            <text:p>0.0773670515743797</text:p>
          </table:table-cell>
          <table:table-cell office:value-type="float" office:value="-0.663225115757845" calcext:value-type="float">
            <text:p>-0.663225115757845</text:p>
          </table:table-cell>
          <table:table-cell office:value-type="float" office:value="-8.11313073475747" calcext:value-type="float">
            <text:p>-8.11313073475747</text:p>
          </table:table-cell>
          <table:table-cell table:formula="of:=0.3/(2*3.14159*[.B80]*0.08)*[.C80]" office:value-type="float" office:value="0.0773670515743797" calcext:value-type="float">
            <text:p>0.0773670515743797</text:p>
          </table:table-cell>
          <table:table-cell office:value-type="float" office:value="-1.2915436464758" calcext:value-type="float">
            <text:p>-1.2915436464758</text:p>
          </table:table-cell>
          <table:table-cell office:value-type="float" office:value="-9.52419323101642" calcext:value-type="float">
            <text:p>-9.52419323101642</text:p>
          </table:table-cell>
          <table:table-cell table:formula="of:=0.3/(2*3.14159*[.B80]*0.08)*[.C80]" office:value-type="float" office:value="0.0773670515743797" calcext:value-type="float">
            <text:p>0.07736705157437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80]+0.1" office:value-type="float" office:value="1.5" calcext:value-type="float">
            <text:p>1.5</text:p>
          </table:table-cell>
          <table:table-cell office:value-type="float" office:value="0.081448698426402" calcext:value-type="float">
            <text:p>0.081448698426402</text:p>
          </table:table-cell>
          <table:table-cell office:value-type="float" office:value="-0.0110470846854047" calcext:value-type="float">
            <text:p>-0.0110470846854047</text:p>
          </table:table-cell>
          <table:table-cell table:formula="of:=0.3/(2*3.14159*[.B81]*0.08)*[.C81]" office:value-type="float" office:value="0.0828932695439783" calcext:value-type="float">
            <text:p>0.0828932695439783</text:p>
          </table:table-cell>
          <table:table-cell office:value-type="float" office:value="0.445058959258554" calcext:value-type="float">
            <text:p>0.445058959258554</text:p>
          </table:table-cell>
          <table:table-cell office:value-type="float" office:value="-7.80810738627227" calcext:value-type="float">
            <text:p>-7.80810738627227</text:p>
          </table:table-cell>
          <table:table-cell table:formula="of:=0.3/(2*3.14159*[.B81]*0.08)*[.C81]" office:value-type="float" office:value="0.0828932695439783" calcext:value-type="float">
            <text:p>0.0828932695439783</text:p>
          </table:table-cell>
          <table:table-cell office:value-type="float" office:value="-0.267617151972464" calcext:value-type="float">
            <text:p>-0.267617151972464</text:p>
          </table:table-cell>
          <table:table-cell office:value-type="float" office:value="-4.2804813756666" calcext:value-type="float">
            <text:p>-4.2804813756666</text:p>
          </table:table-cell>
          <table:table-cell table:formula="of:=0.3/(2*3.14159*[.B81]*0.08)*[.C81]" office:value-type="float" office:value="0.0828932695439783" calcext:value-type="float">
            <text:p>0.0828932695439783</text:p>
          </table:table-cell>
          <table:table-cell office:value-type="float" office:value="0.884300154343794" calcext:value-type="float">
            <text:p>0.884300154343794</text:p>
          </table:table-cell>
          <table:table-cell office:value-type="float" office:value="-8.84031724363635" calcext:value-type="float">
            <text:p>-8.84031724363635</text:p>
          </table:table-cell>
          <table:table-cell table:formula="of:=0.3/(2*3.14159*[.B81]*0.08)*[.C81]" office:value-type="float" office:value="0.0828932695439783" calcext:value-type="float">
            <text:p>0.0828932695439783</text:p>
          </table:table-cell>
          <table:table-cell office:value-type="float" office:value="-0.65740735158453" calcext:value-type="float">
            <text:p>-0.65740735158453</text:p>
          </table:table-cell>
          <table:table-cell office:value-type="float" office:value="-7.97354675506098" calcext:value-type="float">
            <text:p>-7.97354675506098</text:p>
          </table:table-cell>
          <table:table-cell table:formula="of:=0.3/(2*3.14159*[.B81]*0.08)*[.C81]" office:value-type="float" office:value="0.0828932695439783" calcext:value-type="float">
            <text:p>0.0828932695439783</text:p>
          </table:table-cell>
          <table:table-cell office:value-type="float" office:value="-1.27409035395586" calcext:value-type="float">
            <text:p>-1.27409035395586</text:p>
          </table:table-cell>
          <table:table-cell office:value-type="float" office:value="-9.53290662857008" calcext:value-type="float">
            <text:p>-9.53290662857008</text:p>
          </table:table-cell>
          <table:table-cell table:formula="of:=0.3/(2*3.14159*[.B81]*0.08)*[.C81]" office:value-type="float" office:value="0.0828932695439783" calcext:value-type="float">
            <text:p>0.0828932695439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81]+0.1" office:value-type="float" office:value="1.6" calcext:value-type="float">
            <text:p>1.6</text:p>
          </table:table-cell>
          <table:table-cell office:value-type="float" office:value="0.0872664625997165" calcext:value-type="float">
            <text:p>0.0872664625997165</text:p>
          </table:table-cell>
          <table:table-cell office:value-type="float" office:value="-0.0370318836281575" calcext:value-type="float">
            <text:p>-0.0370318836281575</text:p>
          </table:table-cell>
          <table:table-cell table:formula="of:=0.3/(2*3.14159*[.B82]*0.08)*[.C82]" office:value-type="float" office:value="0.0884194875135768" calcext:value-type="float">
            <text:p>0.0884194875135768</text:p>
          </table:table-cell>
          <table:table-cell office:value-type="float" office:value="0.450876723431868" calcext:value-type="float">
            <text:p>0.450876723431868</text:p>
          </table:table-cell>
          <table:table-cell office:value-type="float" office:value="-7.85109696871611" calcext:value-type="float">
            <text:p>-7.85109696871611</text:p>
          </table:table-cell>
          <table:table-cell table:formula="of:=0.3/(2*3.14159*[.B82]*0.08)*[.C82]" office:value-type="float" office:value="0.0884194875135768" calcext:value-type="float">
            <text:p>0.0884194875135768</text:p>
          </table:table-cell>
          <table:table-cell office:value-type="float" office:value="-0.261799387799149" calcext:value-type="float">
            <text:p>-0.261799387799149</text:p>
          </table:table-cell>
          <table:table-cell office:value-type="float" office:value="-4.06488533783672" calcext:value-type="float">
            <text:p>-4.06488533783672</text:p>
          </table:table-cell>
          <table:table-cell table:formula="of:=0.3/(2*3.14159*[.B82]*0.08)*[.C82]" office:value-type="float" office:value="0.0884194875135768" calcext:value-type="float">
            <text:p>0.0884194875135768</text:p>
          </table:table-cell>
          <table:table-cell office:value-type="float" office:value="0.895935682690423" calcext:value-type="float">
            <text:p>0.895935682690423</text:p>
          </table:table-cell>
          <table:table-cell office:value-type="float" office:value="-9.2363277390876" calcext:value-type="float">
            <text:p>-9.2363277390876</text:p>
          </table:table-cell>
          <table:table-cell table:formula="of:=0.3/(2*3.14159*[.B82]*0.08)*[.C82]" office:value-type="float" office:value="0.0884194875135768" calcext:value-type="float">
            <text:p>0.0884194875135768</text:p>
          </table:table-cell>
          <table:table-cell office:value-type="float" office:value="-0.651589587411216" calcext:value-type="float">
            <text:p>-0.651589587411216</text:p>
          </table:table-cell>
          <table:table-cell office:value-type="float" office:value="-7.87036180648287" calcext:value-type="float">
            <text:p>-7.87036180648287</text:p>
          </table:table-cell>
          <table:table-cell table:formula="of:=0.3/(2*3.14159*[.B82]*0.08)*[.C82]" office:value-type="float" office:value="0.0884194875135768" calcext:value-type="float">
            <text:p>0.088419487513576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9.60371137694146" calcext:value-type="float">
            <text:p>-9.60371137694146</text:p>
          </table:table-cell>
          <table:table-cell table:formula="of:=0.3/(2*3.14159*[.B82]*0.08)*[.C82]" office:value-type="float" office:value="0.0884194875135768" calcext:value-type="float">
            <text:p>0.0884194875135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82]+0.1" office:value-type="float" office:value="1.7" calcext:value-type="float">
            <text:p>1.7</text:p>
          </table:table-cell>
          <table:table-cell office:value-type="float" office:value="0.0930842267730309" calcext:value-type="float">
            <text:p>0.0930842267730309</text:p>
          </table:table-cell>
          <table:table-cell office:value-type="float" office:value="-0.0842185649386386" calcext:value-type="float">
            <text:p>-0.0842185649386386</text:p>
          </table:table-cell>
          <table:table-cell table:formula="of:=0.3/(2*3.14159*[.B83]*0.08)*[.C83]" office:value-type="float" office:value="0.0939457054831754" calcext:value-type="float">
            <text:p>0.0939457054831754</text:p>
          </table:table-cell>
          <table:table-cell office:value-type="float" office:value="0.456694487605183" calcext:value-type="float">
            <text:p>0.456694487605183</text:p>
          </table:table-cell>
          <table:table-cell office:value-type="float" office:value="-7.9168724829591" calcext:value-type="float">
            <text:p>-7.9168724829591</text:p>
          </table:table-cell>
          <table:table-cell table:formula="of:=0.3/(2*3.14159*[.B83]*0.08)*[.C83]" office:value-type="float" office:value="0.0939457054831754" calcext:value-type="float">
            <text:p>0.0939457054831754</text:p>
          </table:table-cell>
          <table:table-cell office:value-type="float" office:value="-0.255981623625835" calcext:value-type="float">
            <text:p>-0.255981623625835</text:p>
          </table:table-cell>
          <table:table-cell office:value-type="float" office:value="-3.87164250801338" calcext:value-type="float">
            <text:p>-3.87164250801338</text:p>
          </table:table-cell>
          <table:table-cell table:formula="of:=0.3/(2*3.14159*[.B83]*0.08)*[.C83]" office:value-type="float" office:value="0.0939457054831754" calcext:value-type="float">
            <text:p>0.0939457054831754</text:p>
          </table:table-cell>
          <table:table-cell office:value-type="float" office:value="0.901753446863737" calcext:value-type="float">
            <text:p>0.901753446863737</text:p>
          </table:table-cell>
          <table:table-cell office:value-type="float" office:value="-9.55063993763283" calcext:value-type="float">
            <text:p>-9.55063993763283</text:p>
          </table:table-cell>
          <table:table-cell table:formula="of:=0.3/(2*3.14159*[.B83]*0.08)*[.C83]" office:value-type="float" office:value="0.0939457054831754" calcext:value-type="float">
            <text:p>0.0939457054831754</text:p>
          </table:table-cell>
          <table:table-cell office:value-type="float" office:value="-0.642862941151245" calcext:value-type="float">
            <text:p>-0.642862941151245</text:p>
          </table:table-cell>
          <table:table-cell office:value-type="float" office:value="-7.80507910363158" calcext:value-type="float">
            <text:p>-7.80507910363158</text:p>
          </table:table-cell>
          <table:table-cell table:formula="of:=0.3/(2*3.14159*[.B83]*0.08)*[.C83]" office:value-type="float" office:value="0.0939457054831754" calcext:value-type="float">
            <text:p>0.0939457054831754</text:p>
          </table:table-cell>
          <table:table-cell office:value-type="float" office:value="-1.23918376891597" calcext:value-type="float">
            <text:p>-1.23918376891597</text:p>
          </table:table-cell>
          <table:table-cell office:value-type="float" office:value="-9.71125038359192" calcext:value-type="float">
            <text:p>-9.71125038359192</text:p>
          </table:table-cell>
          <table:table-cell table:formula="of:=0.3/(2*3.14159*[.B83]*0.08)*[.C83]" office:value-type="float" office:value="0.0939457054831754" calcext:value-type="float">
            <text:p>0.09394570548317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83]+0.1" office:value-type="float" office:value="1.8" calcext:value-type="float">
            <text:p>1.8</text:p>
          </table:table-cell>
          <table:table-cell office:value-type="float" office:value="0.0989019909463453" calcext:value-type="float">
            <text:p>0.0989019909463453</text:p>
          </table:table-cell>
          <table:table-cell office:value-type="float" office:value="-0.135736273576347" calcext:value-type="float">
            <text:p>-0.135736273576347</text:p>
          </table:table-cell>
          <table:table-cell table:formula="of:=0.3/(2*3.14159*[.B84]*0.08)*[.C84]" office:value-type="float" office:value="0.0994719234527739" calcext:value-type="float">
            <text:p>0.0994719234527739</text:p>
          </table:table-cell>
          <table:table-cell office:value-type="float" office:value="0.462512251778497" calcext:value-type="float">
            <text:p>0.462512251778497</text:p>
          </table:table-cell>
          <table:table-cell office:value-type="float" office:value="-7.96389892169186" calcext:value-type="float">
            <text:p>-7.96389892169186</text:p>
          </table:table-cell>
          <table:table-cell table:formula="of:=0.3/(2*3.14159*[.B84]*0.08)*[.C84]" office:value-type="float" office:value="0.0994719234527739" calcext:value-type="float">
            <text:p>0.0994719234527739</text:p>
          </table:table-cell>
          <table:table-cell office:value-type="float" office:value="-0.25016385945252" calcext:value-type="float">
            <text:p>-0.25016385945252</text:p>
          </table:table-cell>
          <table:table-cell office:value-type="float" office:value="-3.67444108740665" calcext:value-type="float">
            <text:p>-3.67444108740665</text:p>
          </table:table-cell>
          <table:table-cell table:formula="of:=0.3/(2*3.14159*[.B84]*0.08)*[.C84]" office:value-type="float" office:value="0.0994719234527739" calcext:value-type="float">
            <text:p>0.0994719234527739</text:p>
          </table:table-cell>
          <table:table-cell office:value-type="float" office:value="0.910480093123709" calcext:value-type="float">
            <text:p>0.910480093123709</text:p>
          </table:table-cell>
          <table:table-cell office:value-type="float" office:value="-9.91840783278157" calcext:value-type="float">
            <text:p>-9.91840783278157</text:p>
          </table:table-cell>
          <table:table-cell table:formula="of:=0.3/(2*3.14159*[.B84]*0.08)*[.C84]" office:value-type="float" office:value="0.0994719234527739" calcext:value-type="float">
            <text:p>0.0994719234527739</text:p>
          </table:table-cell>
          <table:table-cell office:value-type="float" office:value="-0.63704517697793" calcext:value-type="float">
            <text:p>-0.63704517697793</text:p>
          </table:table-cell>
          <table:table-cell office:value-type="float" office:value="-7.63372608670729" calcext:value-type="float">
            <text:p>-7.63372608670729</text:p>
          </table:table-cell>
          <table:table-cell table:formula="of:=0.3/(2*3.14159*[.B84]*0.08)*[.C84]" office:value-type="float" office:value="0.0994719234527739" calcext:value-type="float">
            <text:p>0.0994719234527739</text:p>
          </table:table-cell>
          <table:table-cell office:value-type="float" office:value="-1.22173047639603" calcext:value-type="float">
            <text:p>-1.22173047639603</text:p>
          </table:table-cell>
          <table:table-cell office:value-type="float" office:value="-9.85012528169736" calcext:value-type="float">
            <text:p>-9.85012528169736</text:p>
          </table:table-cell>
          <table:table-cell table:formula="of:=0.3/(2*3.14159*[.B84]*0.08)*[.C84]" office:value-type="float" office:value="0.0994719234527739" calcext:value-type="float">
            <text:p>0.0994719234527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84]+0.1" office:value-type="float" office:value="1.9" calcext:value-type="float">
            <text:p>1.9</text:p>
          </table:table-cell>
          <table:table-cell office:value-type="float" office:value="0.10471975511966" calcext:value-type="float">
            <text:p>0.10471975511966</text:p>
          </table:table-cell>
          <table:table-cell office:value-type="float" office:value="-0.206443939988434" calcext:value-type="float">
            <text:p>-0.206443939988434</text:p>
          </table:table-cell>
          <table:table-cell table:formula="of:=0.3/(2*3.14159*[.B85]*0.08)*[.C85]" office:value-type="float" office:value="0.104998141422372" calcext:value-type="float">
            <text:p>0.104998141422372</text:p>
          </table:table-cell>
          <table:table-cell office:value-type="float" office:value="0.468330015951812" calcext:value-type="float">
            <text:p>0.468330015951812</text:p>
          </table:table-cell>
          <table:table-cell office:value-type="float" office:value="-8.02197424569568" calcext:value-type="float">
            <text:p>-8.02197424569568</text:p>
          </table:table-cell>
          <table:table-cell table:formula="of:=0.3/(2*3.14159*[.B85]*0.08)*[.C85]" office:value-type="float" office:value="0.104998141422372" calcext:value-type="float">
            <text:p>0.104998141422372</text:p>
          </table:table-cell>
          <table:table-cell office:value-type="float" office:value="-0.241437213192549" calcext:value-type="float">
            <text:p>-0.241437213192549</text:p>
          </table:table-cell>
          <table:table-cell office:value-type="float" office:value="-3.49658397569021" calcext:value-type="float">
            <text:p>-3.49658397569021</text:p>
          </table:table-cell>
          <table:table-cell table:formula="of:=0.3/(2*3.14159*[.B85]*0.08)*[.C85]" office:value-type="float" office:value="0.104998141422372" calcext:value-type="float">
            <text:p>0.10499814142237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5]*0.08)*[.C85]" office:value-type="float" office:value="0.104998141422372" calcext:value-type="float">
            <text:p>0.104998141422372</text:p>
          </table:table-cell>
          <table:table-cell office:value-type="float" office:value="-0.631227412804616" calcext:value-type="float">
            <text:p>-0.631227412804616</text:p>
          </table:table-cell>
          <table:table-cell office:value-type="float" office:value="-7.52717986762212" calcext:value-type="float">
            <text:p>-7.52717986762212</text:p>
          </table:table-cell>
          <table:table-cell table:formula="of:=0.3/(2*3.14159*[.B85]*0.08)*[.C85]" office:value-type="float" office:value="0.104998141422372" calcext:value-type="float">
            <text:p>0.104998141422372</text:p>
          </table:table-cell>
          <table:table-cell office:value-type="float" office:value="-1.20718606596274" calcext:value-type="float">
            <text:p>-1.20718606596274</text:p>
          </table:table-cell>
          <table:table-cell office:value-type="float" office:value="-10.0399819083028" calcext:value-type="float">
            <text:p>-10.0399819083028</text:p>
          </table:table-cell>
          <table:table-cell table:formula="of:=0.3/(2*3.14159*[.B85]*0.08)*[.C85]" office:value-type="float" office:value="0.104998141422372" calcext:value-type="float">
            <text:p>0.1049981414223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85]+0.1" office:value-type="float" office:value="2" calcext:value-type="float">
            <text:p>2</text:p>
          </table:table-cell>
          <table:table-cell office:value-type="float" office:value="0.110537519292974" calcext:value-type="float">
            <text:p>0.110537519292974</text:p>
          </table:table-cell>
          <table:table-cell office:value-type="float" office:value="-0.278707495782711" calcext:value-type="float">
            <text:p>-0.278707495782711</text:p>
          </table:table-cell>
          <table:table-cell table:formula="of:=0.3/(2*3.14159*[.B86]*0.08)*[.C86]" office:value-type="float" office:value="0.110524359391971" calcext:value-type="float">
            <text:p>0.110524359391971</text:p>
          </table:table-cell>
          <table:table-cell office:value-type="float" office:value="0.474147780125126" calcext:value-type="float">
            <text:p>0.474147780125126</text:p>
          </table:table-cell>
          <table:table-cell office:value-type="float" office:value="-8.05790623315235" calcext:value-type="float">
            <text:p>-8.05790623315235</text:p>
          </table:table-cell>
          <table:table-cell table:formula="of:=0.3/(2*3.14159*[.B86]*0.08)*[.C86]" office:value-type="float" office:value="0.110524359391971" calcext:value-type="float">
            <text:p>0.110524359391971</text:p>
          </table:table-cell>
          <table:table-cell office:value-type="float" office:value="-0.238528331105892" calcext:value-type="float">
            <text:p>-0.238528331105892</text:p>
          </table:table-cell>
          <table:table-cell office:value-type="float" office:value="-3.30988410346453" calcext:value-type="float">
            <text:p>-3.30988410346453</text:p>
          </table:table-cell>
          <table:table-cell table:formula="of:=0.3/(2*3.14159*[.B86]*0.08)*[.C86]" office:value-type="float" office:value="0.110524359391971" calcext:value-type="float">
            <text:p>0.11052435939197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6]*0.08)*[.C86]" office:value-type="float" office:value="0.110524359391971" calcext:value-type="float">
            <text:p>0.110524359391971</text:p>
          </table:table-cell>
          <table:table-cell office:value-type="float" office:value="-0.61668300237133" calcext:value-type="float">
            <text:p>-0.61668300237133</text:p>
          </table:table-cell>
          <table:table-cell office:value-type="float" office:value="-7.44013681596552" calcext:value-type="float">
            <text:p>-7.44013681596552</text:p>
          </table:table-cell>
          <table:table-cell table:formula="of:=0.3/(2*3.14159*[.B86]*0.08)*[.C86]" office:value-type="float" office:value="0.110524359391971" calcext:value-type="float">
            <text:p>0.110524359391971</text:p>
          </table:table-cell>
          <table:table-cell office:value-type="float" office:value="-1.19264165552946" calcext:value-type="float">
            <text:p>-1.19264165552946</text:p>
          </table:table-cell>
          <table:table-cell office:value-type="float" office:value="-10.2371628070692" calcext:value-type="float">
            <text:p>-10.2371628070692</text:p>
          </table:table-cell>
          <table:table-cell table:formula="of:=0.3/(2*3.14159*[.B86]*0.08)*[.C86]" office:value-type="float" office:value="0.110524359391971" calcext:value-type="float">
            <text:p>0.110524359391971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Run 2 with modified code. <text:s/>Common normalization factor: 0.003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145444104332861" calcext:value-type="float">
            <text:p>0.145444104332861</text:p>
          </table:table-cell>
          <table:table-cell office:value-type="float" office:value="-6.47188735911201" calcext:value-type="float">
            <text:p>-6.47188735911201</text:p>
          </table:table-cell>
          <table:table-cell table:formula="of:=0.3/(2*3.14159*[.B90]*0.08)*[.C90]" office:value-type="float" office:value="0.149207885179161" calcext:value-type="float">
            <text:p>0.149207885179161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90]+0.1" office:value-type="float" office:value="0.85" calcext:value-type="float">
            <text:p>0.85</text:p>
          </table:table-cell>
          <table:table-cell office:value-type="float" office:value="0.162897396852804" calcext:value-type="float">
            <text:p>0.162897396852804</text:p>
          </table:table-cell>
          <table:table-cell office:value-type="float" office:value="-6.6142910552997" calcext:value-type="float">
            <text:p>-6.6142910552997</text:p>
          </table:table-cell>
          <table:table-cell table:formula="of:=0.3/(2*3.14159*[.B91]*0.08)*[.C91]" office:value-type="float" office:value="0.169102269869716" calcext:value-type="float">
            <text:p>0.169102269869716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91]+0.1" office:value-type="float" office:value="0.95" calcext:value-type="float">
            <text:p>0.95</text:p>
          </table:table-cell>
          <table:table-cell office:value-type="float" office:value="0.186168453546062" calcext:value-type="float">
            <text:p>0.186168453546062</text:p>
          </table:table-cell>
          <table:table-cell office:value-type="float" office:value="-6.69907325871854" calcext:value-type="float">
            <text:p>-6.69907325871854</text:p>
          </table:table-cell>
          <table:table-cell table:formula="of:=0.3/(2*3.14159*[.B92]*0.08)*[.C92]" office:value-type="float" office:value="0.18899665456027" calcext:value-type="float">
            <text:p>0.18899665456027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92]+0.1" office:value-type="float" office:value="1.05" calcext:value-type="float">
            <text:p>1.05</text:p>
          </table:table-cell>
          <table:table-cell office:value-type="float" office:value="0.206530628152662" calcext:value-type="float">
            <text:p>0.206530628152662</text:p>
          </table:table-cell>
          <table:table-cell office:value-type="float" office:value="-6.91648013916122" calcext:value-type="float">
            <text:p>-6.91648013916122</text:p>
          </table:table-cell>
          <table:table-cell table:formula="of:=0.3/(2*3.14159*[.B93]*0.08)*[.C93]" office:value-type="float" office:value="0.208891039250825" calcext:value-type="float">
            <text:p>0.208891039250825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93]+0.1" office:value-type="float" office:value="1.15" calcext:value-type="float">
            <text:p>1.15</text:p>
          </table:table-cell>
          <table:table-cell office:value-type="float" office:value="0.226892802759263" calcext:value-type="float">
            <text:p>0.226892802759263</text:p>
          </table:table-cell>
          <table:table-cell office:value-type="float" office:value="-7.312873469995" calcext:value-type="float">
            <text:p>-7.312873469995</text:p>
          </table:table-cell>
          <table:table-cell table:formula="of:=0.3/(2*3.14159*[.B94]*0.08)*[.C94]" office:value-type="float" office:value="0.22878542394138" calcext:value-type="float">
            <text:p>0.22878542394138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94]+0.1" office:value-type="float" office:value="1.25" calcext:value-type="float">
            <text:p>1.25</text:p>
          </table:table-cell>
          <table:table-cell office:value-type="float" office:value="0.247254977365863" calcext:value-type="float">
            <text:p>0.247254977365863</text:p>
          </table:table-cell>
          <table:table-cell office:value-type="float" office:value="-7.69483477332077" calcext:value-type="float">
            <text:p>-7.69483477332077</text:p>
          </table:table-cell>
          <table:table-cell table:formula="of:=0.3/(2*3.14159*[.B95]*0.08)*[.C95]" office:value-type="float" office:value="0.248679808631935" calcext:value-type="float">
            <text:p>0.248679808631935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95]+0.1" office:value-type="float" office:value="1.35" calcext:value-type="float">
            <text:p>1.35</text:p>
          </table:table-cell>
          <table:table-cell office:value-type="float" office:value="0.270526034059121" calcext:value-type="float">
            <text:p>0.270526034059121</text:p>
          </table:table-cell>
          <table:table-cell office:value-type="float" office:value="-7.95156632309903" calcext:value-type="float">
            <text:p>-7.95156632309903</text:p>
          </table:table-cell>
          <table:table-cell table:formula="of:=0.3/(2*3.14159*[.B96]*0.08)*[.C96]" office:value-type="float" office:value="0.26857419332249" calcext:value-type="float">
            <text:p>0.26857419332249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96]+0.1" office:value-type="float" office:value="1.45" calcext:value-type="float">
            <text:p>1.45</text:p>
          </table:table-cell>
          <table:table-cell office:value-type="float" office:value="0.293797090752379" calcext:value-type="float">
            <text:p>0.293797090752379</text:p>
          </table:table-cell>
          <table:table-cell office:value-type="float" office:value="-8.21346379957231" calcext:value-type="float">
            <text:p>-8.21346379957231</text:p>
          </table:table-cell>
          <table:table-cell table:formula="of:=0.3/(2*3.14159*[.B97]*0.08)*[.C97]" office:value-type="float" office:value="0.288468578013044" calcext:value-type="float">
            <text:p>0.288468578013044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97]+0.1" office:value-type="float" office:value="1.55" calcext:value-type="float">
            <text:p>1.55</text:p>
          </table:table-cell>
          <table:table-cell office:value-type="float" office:value="0.311250383272322" calcext:value-type="float">
            <text:p>0.311250383272322</text:p>
          </table:table-cell>
          <table:table-cell office:value-type="float" office:value="-8.49035621876259" calcext:value-type="float">
            <text:p>-8.49035621876259</text:p>
          </table:table-cell>
          <table:table-cell table:formula="of:=0.3/(2*3.14159*[.B98]*0.08)*[.C98]" office:value-type="float" office:value="0.308362962703599" calcext:value-type="float">
            <text:p>0.308362962703599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98]+0.1" office:value-type="float" office:value="1.65" calcext:value-type="float">
            <text:p>1.65</text:p>
          </table:table-cell>
          <table:table-cell office:value-type="float" office:value="0.331612557878923" calcext:value-type="float">
            <text:p>0.331612557878923</text:p>
          </table:table-cell>
          <table:table-cell office:value-type="float" office:value="-8.67577657437344" calcext:value-type="float">
            <text:p>-8.67577657437344</text:p>
          </table:table-cell>
          <table:table-cell table:formula="of:=0.3/(2*3.14159*[.B99]*0.08)*[.C99]" office:value-type="float" office:value="0.328257347394154" calcext:value-type="float">
            <text:p>0.328257347394154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0756309342530876" calcext:value-type="float">
            <text:p>0.0756309342530876</text:p>
          </table:table-cell>
          <table:table-cell office:value-type="float" office:value="-0.400700027844728" calcext:value-type="float">
            <text:p>-0.400700027844728</text:p>
          </table:table-cell>
          <table:table-cell table:formula="of:=0.3/(2*3.14159*[.B100]*0.08)*[.C100]" office:value-type="float" office:value="0.0746039425895804" calcext:value-type="float">
            <text:p>0.0746039425895804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100]+0.1" office:value-type="float" office:value="0.85" calcext:value-type="float">
            <text:p>0.85</text:p>
          </table:table-cell>
          <table:table-cell office:value-type="float" office:value="0.0872664625997165" calcext:value-type="float">
            <text:p>0.0872664625997165</text:p>
          </table:table-cell>
          <table:table-cell office:value-type="float" office:value="-0.601473385422254" calcext:value-type="float">
            <text:p>-0.601473385422254</text:p>
          </table:table-cell>
          <table:table-cell table:formula="of:=0.3/(2*3.14159*[.B101]*0.08)*[.C101]" office:value-type="float" office:value="0.0845511349348578" calcext:value-type="float">
            <text:p>0.0845511349348578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101]+0.1" office:value-type="float" office:value="0.95" calcext:value-type="float">
            <text:p>0.95</text:p>
          </table:table-cell>
          <table:table-cell office:value-type="float" office:value="0.0930842267730309" calcext:value-type="float">
            <text:p>0.0930842267730309</text:p>
          </table:table-cell>
          <table:table-cell office:value-type="float" office:value="-0.616796983992871" calcext:value-type="float">
            <text:p>-0.616796983992871</text:p>
          </table:table-cell>
          <table:table-cell table:formula="of:=0.3/(2*3.14159*[.B102]*0.08)*[.C102]" office:value-type="float" office:value="0.0944983272801352" calcext:value-type="float">
            <text:p>0.0944983272801352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102]+0.1" office:value-type="float" office:value="1.05" calcext:value-type="float">
            <text:p>1.05</text:p>
          </table:table-cell>
          <table:table-cell office:value-type="float" office:value="0.10471975511966" calcext:value-type="float">
            <text:p>0.10471975511966</text:p>
          </table:table-cell>
          <table:table-cell office:value-type="float" office:value="-0.635230657326516" calcext:value-type="float">
            <text:p>-0.635230657326516</text:p>
          </table:table-cell>
          <table:table-cell table:formula="of:=0.3/(2*3.14159*[.B103]*0.08)*[.C103]" office:value-type="float" office:value="0.104445519625413" calcext:value-type="float">
            <text:p>0.104445519625413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103]+0.1" office:value-type="float" office:value="1.15" calcext:value-type="float">
            <text:p>1.15</text:p>
          </table:table-cell>
          <table:table-cell office:value-type="float" office:value="0.113446401379631" calcext:value-type="float">
            <text:p>0.113446401379631</text:p>
          </table:table-cell>
          <table:table-cell office:value-type="float" office:value="-0.787465780010521" calcext:value-type="float">
            <text:p>-0.787465780010521</text:p>
          </table:table-cell>
          <table:table-cell table:formula="of:=0.3/(2*3.14159*[.B104]*0.08)*[.C104]" office:value-type="float" office:value="0.11439271197069" calcext:value-type="float">
            <text:p>0.11439271197069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104]+0.1" office:value-type="float" office:value="1.25" calcext:value-type="float">
            <text:p>1.25</text:p>
          </table:table-cell>
          <table:table-cell office:value-type="float" office:value="0.122173047639603" calcext:value-type="float">
            <text:p>0.122173047639603</text:p>
          </table:table-cell>
          <table:table-cell office:value-type="float" office:value="-0.938828607617769" calcext:value-type="float">
            <text:p>-0.938828607617769</text:p>
          </table:table-cell>
          <table:table-cell table:formula="of:=0.3/(2*3.14159*[.B105]*0.08)*[.C105]" office:value-type="float" office:value="0.124339904315967" calcext:value-type="float">
            <text:p>0.124339904315967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105]+0.1" office:value-type="float" office:value="1.35" calcext:value-type="float">
            <text:p>1.35</text:p>
          </table:table-cell>
          <table:table-cell office:value-type="float" office:value="0.133808575986232" calcext:value-type="float">
            <text:p>0.133808575986232</text:p>
          </table:table-cell>
          <table:table-cell office:value-type="float" office:value="-1.06074086405122" calcext:value-type="float">
            <text:p>-1.06074086405122</text:p>
          </table:table-cell>
          <table:table-cell table:formula="of:=0.3/(2*3.14159*[.B106]*0.08)*[.C106]" office:value-type="float" office:value="0.134287096661245" calcext:value-type="float">
            <text:p>0.134287096661245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106]+0.1" office:value-type="float" office:value="1.45" calcext:value-type="float">
            <text:p>1.45</text:p>
          </table:table-cell>
          <table:table-cell office:value-type="float" office:value="0.145444104332861" calcext:value-type="float">
            <text:p>0.145444104332861</text:p>
          </table:table-cell>
          <table:table-cell office:value-type="float" office:value="-1.19722628769333" calcext:value-type="float">
            <text:p>-1.19722628769333</text:p>
          </table:table-cell>
          <table:table-cell table:formula="of:=0.3/(2*3.14159*[.B107]*0.08)*[.C107]" office:value-type="float" office:value="0.144234289006522" calcext:value-type="float">
            <text:p>0.144234289006522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107]+0.1" office:value-type="float" office:value="1.55" calcext:value-type="float">
            <text:p>1.55</text:p>
          </table:table-cell>
          <table:table-cell office:value-type="float" office:value="0.151261868506175" calcext:value-type="float">
            <text:p>0.151261868506175</text:p>
          </table:table-cell>
          <table:table-cell office:value-type="float" office:value="-1.39021347168908" calcext:value-type="float">
            <text:p>-1.39021347168908</text:p>
          </table:table-cell>
          <table:table-cell table:formula="of:=0.3/(2*3.14159*[.B108]*0.08)*[.C108]" office:value-type="float" office:value="0.1541814813518" calcext:value-type="float">
            <text:p>0.1541814813518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108]+0.1" office:value-type="float" office:value="1.65" calcext:value-type="float">
            <text:p>1.65</text:p>
          </table:table-cell>
          <table:table-cell office:value-type="float" office:value="0.162897396852804" calcext:value-type="float">
            <text:p>0.162897396852804</text:p>
          </table:table-cell>
          <table:table-cell office:value-type="float" office:value="-1.6052209144272" calcext:value-type="float">
            <text:p>-1.6052209144272</text:p>
          </table:table-cell>
          <table:table-cell table:formula="of:=0.3/(2*3.14159*[.B109]*0.08)*[.C109]" office:value-type="float" office:value="0.164128673697077" calcext:value-type="float">
            <text:p>0.164128673697077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10]*0.08)*[.C110]" office:value-type="float" office:value="0.0497359617263869" calcext:value-type="float">
            <text:p>0.0497359617263869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C110]+0.1" office:value-type="float" office:value="0.85" calcext:value-type="float">
            <text:p>0.8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11]*0.08)*[.C111]" office:value-type="float" office:value="0.0563674232899052" calcext:value-type="float">
            <text:p>0.0563674232899052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C111]+0.1" office:value-type="float" office:value="0.95" calcext:value-type="float">
            <text:p>0.9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12]*0.08)*[.C112]" office:value-type="float" office:value="0.0629988848534235" calcext:value-type="float">
            <text:p>0.0629988848534235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C112]+0.1" office:value-type="float" office:value="1.05" calcext:value-type="float">
            <text:p>1.0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13]*0.08)*[.C113]" office:value-type="float" office:value="0.0696303464169417" calcext:value-type="float">
            <text:p>0.0696303464169417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C113]+0.1" office:value-type="float" office:value="1.15" calcext:value-type="float">
            <text:p>1.15</text:p>
          </table:table-cell>
          <table:table-cell office:value-type="float" office:value="0.0756309342530876" calcext:value-type="float">
            <text:p>0.0756309342530876</text:p>
          </table:table-cell>
          <table:table-cell office:value-type="float" office:value="0.215588008793359" calcext:value-type="float">
            <text:p>0.215588008793359</text:p>
          </table:table-cell>
          <table:table-cell table:formula="of:=0.3/(2*3.14159*[.B114]*0.08)*[.C114]" office:value-type="float" office:value="0.07626180798046" calcext:value-type="float">
            <text:p>0.07626180798046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C114]+0.1" office:value-type="float" office:value="1.25" calcext:value-type="float">
            <text:p>1.25</text:p>
          </table:table-cell>
          <table:table-cell office:value-type="float" office:value="0.081448698426402" calcext:value-type="float">
            <text:p>0.081448698426402</text:p>
          </table:table-cell>
          <table:table-cell office:value-type="float" office:value="0.051660088521228" calcext:value-type="float">
            <text:p>0.051660088521228</text:p>
          </table:table-cell>
          <table:table-cell table:formula="of:=0.3/(2*3.14159*[.B115]*0.08)*[.C115]" office:value-type="float" office:value="0.0828932695439783" calcext:value-type="float">
            <text:p>0.0828932695439783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C115]+0.1" office:value-type="float" office:value="1.35" calcext:value-type="float">
            <text:p>1.35</text:p>
          </table:table-cell>
          <table:table-cell office:value-type="float" office:value="0.0872664625997165" calcext:value-type="float">
            <text:p>0.0872664625997165</text:p>
          </table:table-cell>
          <table:table-cell office:value-type="float" office:value="0.073614250232669" calcext:value-type="float">
            <text:p>0.073614250232669</text:p>
          </table:table-cell>
          <table:table-cell table:formula="of:=0.3/(2*3.14159*[.B116]*0.08)*[.C116]" office:value-type="float" office:value="0.0895247311074965" calcext:value-type="float">
            <text:p>0.0895247311074965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C116]+0.1" office:value-type="float" office:value="1.45" calcext:value-type="float">
            <text:p>1.45</text:p>
          </table:table-cell>
          <table:table-cell office:value-type="float" office:value="0.0930842267730309" calcext:value-type="float">
            <text:p>0.0930842267730309</text:p>
          </table:table-cell>
          <table:table-cell office:value-type="float" office:value="0.057136150427804" calcext:value-type="float">
            <text:p>0.057136150427804</text:p>
          </table:table-cell>
          <table:table-cell table:formula="of:=0.3/(2*3.14159*[.B117]*0.08)*[.C117]" office:value-type="float" office:value="0.0961561926710148" calcext:value-type="float">
            <text:p>0.0961561926710148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C117]+0.1" office:value-type="float" office:value="1.55" calcext:value-type="float">
            <text:p>1.55</text:p>
          </table:table-cell>
          <table:table-cell office:value-type="float" office:value="0.0989019909463453" calcext:value-type="float">
            <text:p>0.0989019909463453</text:p>
          </table:table-cell>
          <table:table-cell office:value-type="float" office:value="-0.0717046824592118" calcext:value-type="float">
            <text:p>-0.0717046824592118</text:p>
          </table:table-cell>
          <table:table-cell table:formula="of:=0.3/(2*3.14159*[.B118]*0.08)*[.C118]" office:value-type="float" office:value="0.102787654234533" calcext:value-type="float">
            <text:p>0.102787654234533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C118]+0.1" office:value-type="float" office:value="1.65" calcext:value-type="float">
            <text:p>1.65</text:p>
          </table:table-cell>
          <table:table-cell office:value-type="float" office:value="0.110537519292974" calcext:value-type="float">
            <text:p>0.110537519292974</text:p>
          </table:table-cell>
          <table:table-cell office:value-type="float" office:value="-0.228194821380439" calcext:value-type="float">
            <text:p>-0.228194821380439</text:p>
          </table:table-cell>
          <table:table-cell table:formula="of:=0.3/(2*3.14159*[.B119]*0.08)*[.C119]" office:value-type="float" office:value="0.109419115798051" calcext:value-type="float">
            <text:p>0.109419115798051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0]*0.08)*[.C120]" office:value-type="float" office:value="0.0373019712947902" calcext:value-type="float">
            <text:p>0.0373019712947902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C120]+0.1" office:value-type="float" office:value="0.85" calcext:value-type="float">
            <text:p>0.8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1]*0.08)*[.C121]" office:value-type="float" office:value="0.0422755674674289" calcext:value-type="float">
            <text:p>0.0422755674674289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C121]+0.1" office:value-type="float" office:value="0.95" calcext:value-type="float">
            <text:p>0.9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2]*0.08)*[.C122]" office:value-type="float" office:value="0.0472491636400676" calcext:value-type="float">
            <text:p>0.0472491636400676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C122]+0.1" office:value-type="float" office:value="1.05" calcext:value-type="float">
            <text:p>1.0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3]*0.08)*[.C123]" office:value-type="float" office:value="0.0522227598127063" calcext:value-type="float">
            <text:p>0.0522227598127063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C123]+0.1" office:value-type="float" office:value="1.15" calcext:value-type="float">
            <text:p>1.1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4]*0.08)*[.C124]" office:value-type="float" office:value="0.057196355985345" calcext:value-type="float">
            <text:p>0.057196355985345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C124]+0.1" office:value-type="float" office:value="1.25" calcext:value-type="float">
            <text:p>1.2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5]*0.08)*[.C125]" office:value-type="float" office:value="0.0621699521579837" calcext:value-type="float">
            <text:p>0.0621699521579837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C125]+0.1" office:value-type="float" office:value="1.35" calcext:value-type="float">
            <text:p>1.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6]*0.08)*[.C126]" office:value-type="float" office:value="0.0671435483306224" calcext:value-type="float">
            <text:p>0.0671435483306224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C126]+0.1" office:value-type="float" office:value="1.45" calcext:value-type="float">
            <text:p>1.45</text:p>
          </table:table-cell>
          <table:table-cell office:value-type="float" office:value="0.0727220521664304" calcext:value-type="float">
            <text:p>0.0727220521664304</text:p>
          </table:table-cell>
          <table:table-cell office:value-type="float" office:value="1.83204240233477" calcext:value-type="float">
            <text:p>1.83204240233477</text:p>
          </table:table-cell>
          <table:table-cell table:formula="of:=0.3/(2*3.14159*[.B127]*0.08)*[.C127]" office:value-type="float" office:value="0.0721171445032611" calcext:value-type="float">
            <text:p>0.0721171445032611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C127]+0.1" office:value-type="float" office:value="1.55" calcext:value-type="float">
            <text:p>1.55</text:p>
          </table:table-cell>
          <table:table-cell office:value-type="float" office:value="0.0756309342530876" calcext:value-type="float">
            <text:p>0.0756309342530876</text:p>
          </table:table-cell>
          <table:table-cell office:value-type="float" office:value="1.7858305952475" calcext:value-type="float">
            <text:p>1.7858305952475</text:p>
          </table:table-cell>
          <table:table-cell table:formula="of:=0.3/(2*3.14159*[.B128]*0.08)*[.C128]" office:value-type="float" office:value="0.0770907406758998" calcext:value-type="float">
            <text:p>0.0770907406758998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C128]+0.1" office:value-type="float" office:value="1.65" calcext:value-type="float">
            <text:p>1.65</text:p>
          </table:table-cell>
          <table:table-cell office:value-type="float" office:value="0.081448698426402" calcext:value-type="float">
            <text:p>0.081448698426402</text:p>
          </table:table-cell>
          <table:table-cell office:value-type="float" office:value="1.61748153325002" calcext:value-type="float">
            <text:p>1.61748153325002</text:p>
          </table:table-cell>
          <table:table-cell table:formula="of:=0.3/(2*3.14159*[.B129]*0.08)*[.C129]" office:value-type="float" office:value="0.0820643368485385" calcext:value-type="float">
            <text:p>0.0820643368485385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4:34:06.602952851</meta:creation-date>
    <dc:date>2026-04-23T13:43:55.369827594</dc:date>
    <meta:editing-duration>P2DT13H24M47S</meta:editing-duration>
    <meta:editing-cycles>328</meta:editing-cycles>
    <meta:generator>LibreOffice/7.3.7.2$Linux_X86_64 LibreOffice_project/30$Build-2</meta:generator>
    <meta:document-statistic meta:table-count="1" meta:cell-count="2033" meta:object-count="0"/>
  </office:meta>
</office:document-meta>
</file>